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style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meta.xml" manifest:media-type="text/xml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2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Thumbnails/thumbnail.png" manifest:media-type="image/png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221cm" fo:min-width="0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6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31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4.58cm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0.353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285cm" fo:min-width="2.04cm"/>
    </style:style>
    <style:style style:name="gr1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353cm"/>
      <style:paragraph-properties style:writing-mode="lr-tb"/>
    </style:style>
    <style:style style:name="gr13" style:family="graphic" style:parent-style-name="objectwithoutfill">
      <style:graphic-properties svg:stroke-color="#3465a4" draw:marker-end="Arrowheads_20_2" draw:marker-end-width="0.3cm" draw:fill="none" draw:textarea-vertical-align="middle"/>
    </style:style>
    <style:style style:name="gr14" style:family="graphic" style:parent-style-name="objectwithoutfill">
      <style:graphic-properties svg:stroke-color="#3465a4" draw:marker-end="Arrowheads_20_3" draw:marker-end-width="0.3cm" draw:fill="none" draw:textarea-vertical-align="middle"/>
    </style:style>
    <style:style style:name="gr15" style:family="graphic" style:parent-style-name="objectwithoutfill">
      <style:graphic-properties svg:stroke-color="#3465a4" draw:marker-end="Arrowheads_20_4" draw:marker-end-width="0.3cm" draw:fill="none" draw:textarea-vertical-align="middle"/>
    </style:style>
    <style:style style:name="gr16" style:family="graphic" style:parent-style-name="objectwithoutfill">
      <style:graphic-properties svg:stroke-color="#3465a4" draw:marker-end="Arrowheads_20_5" draw:marker-end-width="0.3cm" draw:fill="none" draw:textarea-vertical-align="middle"/>
    </style:style>
    <style:style style:name="gr17" style:family="graphic" style:parent-style-name="objectwithoutfill">
      <style:graphic-properties svg:stroke-color="#3465a4" draw:marker-end="Arrowheads_20_6" draw:marker-end-width="0.3cm" draw:fill="none" draw:textarea-vertical-align="middle"/>
    </style:style>
    <style:style style:name="gr18" style:family="graphic" style:parent-style-name="objectwithoutfill">
      <style:graphic-properties svg:stroke-color="#3465a4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20" style:family="graphic" style:parent-style-name="objectwithoutfill">
      <style:graphic-properties svg:stroke-color="#3465a4" draw:marker-end="Arrowheads_20_8" draw:marker-end-width="0.3cm" draw:fill="none" draw:textarea-vertical-align="middle"/>
    </style:style>
    <style:style style:name="gr21" style:family="graphic" style:parent-style-name="standard">
      <style:graphic-properties svg:stroke-color="#3465a4" draw:textarea-horizontal-align="justify" draw:textarea-vertical-align="middle" draw:auto-grow-height="false" fo:min-height="2.133cm" fo:min-width="0.929cm"/>
    </style:style>
    <style:style style:name="gr22" style:family="graphic" style:parent-style-name="objectwithoutfill">
      <style:graphic-properties svg:stroke-color="#3465a4" draw:marker-end="Arrowheads_20_9" draw:marker-end-width="0.3cm" draw:fill="none" draw:textarea-vertical-align="middle"/>
    </style:style>
    <style:style style:name="gr23" style:family="graphic" style:parent-style-name="objectwithoutfill">
      <style:graphic-properties svg:stroke-color="#3465a4" draw:marker-end="Arrowheads_20_10" draw:marker-end-width="0.3cm" draw:fill="none" draw:textarea-vertical-align="middle"/>
    </style:style>
    <style:style style:name="gr24" style:family="graphic" style:parent-style-name="objectwithoutfill">
      <style:graphic-properties svg:stroke-color="#3465a4" draw:marker-end="Arrowheads_20_11" draw:marker-end-width="0.3cm" draw:fill="none" draw:fill-color="#729fcf" draw:textarea-vertical-align="middle"/>
    </style:style>
    <style:style style:name="gr25" style:family="graphic" style:parent-style-name="objectwithoutfill">
      <style:graphic-properties svg:stroke-color="#3465a4" draw:marker-end="Arrowheads_20_12" draw:marker-end-width="0.3cm" draw:fill="none" draw:fill-color="#729fcf" draw:textarea-vertical-align="middle"/>
    </style:style>
    <style:style style:name="gr26" style:family="graphic" style:parent-style-name="objectwithoutfill">
      <style:graphic-properties svg:stroke-color="#3465a4" draw:marker-end="Arrowheads_20_13" draw:marker-end-width="0.3cm" draw:fill="none" draw:fill-color="#729fcf" draw:textarea-vertical-align="middle"/>
    </style:style>
    <style:style style:name="gr27" style:family="graphic" style:parent-style-name="objectwithoutfill">
      <style:graphic-properties svg:stroke-color="#3465a4" draw:marker-end="Arrowheads_20_14" draw:marker-end-width="0.3cm" draw:fill="none" draw:fill-color="#729fcf" draw:textarea-vertical-align="middle"/>
    </style:style>
    <style:style style:name="gr28" style:family="graphic" style:parent-style-name="standard">
      <style:graphic-properties svg:stroke-color="#3465a4" draw:marker-start="Arrowheads_20_15" draw:marker-start-width="0.3cm" draw:marker-end="Arrowheads_20_16" draw:marker-end-width="0.3cm" draw:fill-color="#729fcf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1cm" fo:min-width="0cm"/>
      <style:paragraph-properties style:writing-mode="lr-tb"/>
    </style:style>
    <style:style style:name="gr30" style:family="graphic" style:parent-style-name="objectwithoutfill">
      <style:graphic-properties svg:stroke-color="#3465a4" draw:marker-end="Arrow" draw:marker-end-width="0.3cm" draw:fill="none" draw:fill-color="#729fcf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05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7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7cm" fo:min-width="2.0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7cm" fo:min-width="2.301cm"/>
      <style:paragraph-properties style:writing-mode="lr-tb"/>
    </style:style>
    <style:style style:name="gr36" style:family="graphic" style:parent-style-name="objectwithoutfill">
      <style:graphic-properties svg:stroke-color="#3465a4" draw:marker-end="Arrowheads_20_17" draw:marker-end-width="0.3cm" draw:fill="none" draw:fill-color="#729fcf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8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03cm"/>
      <style:paragraph-properties style:writing-mode="lr-tb"/>
    </style:style>
    <style:style style:name="gr41" style:family="graphic" style:parent-style-name="objectwithoutfill">
      <style:graphic-properties svg:stroke-color="#3465a4" draw:fill="solid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04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05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06cm"/>
      <style:paragraph-properties style:writing-mode="lr-tb"/>
    </style:style>
    <style:style style:name="gr46" style:family="graphic" style:parent-style-name="objectwithoutfill">
      <style:graphic-properties draw:fill="solid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069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33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121cm"/>
      <style:paragraph-properties style:writing-mode="lr-tb"/>
    </style:style>
    <style:style style:name="gr50" style:family="graphic" style:parent-style-name="objectwithoutfill">
      <style:graphic-properties draw:marker-end="Arrowheads_20_19" draw:marker-end-width="0.3cm" draw:fill="solid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37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57cm"/>
      <style:paragraph-properties style:writing-mode="lr-tb"/>
    </style:style>
    <style:style style:name="gr53" style:family="graphic" style:parent-style-name="objectwithoutfill">
      <style:graphic-properties draw:marker-end="Arrowheads_20_20" draw:marker-end-width="0.3cm" draw:fill="solid" draw:textarea-vertical-align="middle"/>
    </style:style>
    <style:style style:name="gr54" style:family="graphic" style:parent-style-name="standard">
      <style:graphic-properties draw:stroke="none" svg:stroke-color="#000000" draw:fill="none" draw:fill-color="#ffffff" fo:min-height="3.085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766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24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753cm"/>
      <style:paragraph-properties style:writing-mode="lr-tb"/>
    </style:style>
    <style:style style:name="gr59" style:family="graphic" style:parent-style-name="standard">
      <style:graphic-properties draw:textarea-horizontal-align="justify" draw:textarea-vertical-align="middle" draw:auto-grow-height="false" fo:min-height="3.513cm" fo:min-width="11.56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319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4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407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87cm"/>
      <style:paragraph-properties style:writing-mode="lr-tb"/>
    </style:style>
    <style:style style:name="gr64" style:family="graphic" style:parent-style-name="standard">
      <style:graphic-properties draw:textarea-horizontal-align="justify" draw:textarea-vertical-align="middle" draw:auto-grow-height="false" fo:min-height="3.243cm" fo:min-width="11.56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52cm"/>
      <style:paragraph-properties style:writing-mode="lr-tb"/>
    </style:style>
    <style:style style:name="gr66" style:family="graphic" style:parent-style-name="standard">
      <style:graphic-properties svg:stroke-color="#3465a4" draw:textarea-horizontal-align="justify" draw:textarea-vertical-align="middle" draw:auto-grow-height="false" fo:min-height="1.338cm" fo:min-width="1.702cm"/>
    </style:style>
    <style:style style:name="gr67" style:family="graphic" style:parent-style-name="standard">
      <style:graphic-properties svg:stroke-color="#3465a4" draw:textarea-horizontal-align="justify" draw:textarea-vertical-align="middle" draw:auto-grow-height="false" fo:min-height="1.338cm" fo:min-width="3.31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573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878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5cm" fo:min-width="2.589cm"/>
      <style:paragraph-properties style:writing-mode="lr-tb"/>
    </style:style>
    <style:style style:name="gr71" style:family="graphic" style:parent-style-name="standard">
      <style:graphic-properties draw:stroke="none" draw:fill="none" fo:min-height="0.713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7cm" fo:min-width="0.544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5cm"/>
      <style:paragraph-properties style:writing-mode="lr-tb"/>
    </style:style>
    <style:style style:name="gr74" style:family="graphic" style:parent-style-name="objectwithoutfill">
      <style:graphic-properties svg:stroke-color="#3465a4" draw:fill="none" draw:fill-color="#729fcf" draw:textarea-vertical-align="middl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-color="#729fc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4.90000009536743pt" style:font-size-asian="4.90000009536743pt" style:font-size-complex="4.90000009536743pt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3" style:family="paragraph">
      <loext:graphic-properties draw:fill="none"/>
      <style:paragraph-properties style:writing-mode="lr-tb"/>
      <style:text-properties fo:font-size="10.5pt"/>
    </style:style>
    <style:style style:name="P14" style:family="paragraph">
      <loext:graphic-properties draw:fill="none" draw:fill-color="#ffffff"/>
      <style:paragraph-properties style:writing-mode="lr-tb"/>
      <style:text-properties fo:font-size="4.40000009536743pt" style:font-size-asian="4.40000009536743pt" style:font-size-complex="4.40000009536743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5.40000009536743pt" style:font-size-asian="5.40000009536743pt" style:font-size-complex="5.40000009536743pt"/>
    </style:style>
    <style:style style:name="T6" style:family="text">
      <style:text-properties fo:font-size="4.90000009536743pt" style:font-size-asian="4.90000009536743pt" style:font-size-complex="4.90000009536743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8pt"/>
    </style:style>
    <style:style style:name="T11" style:family="text">
      <style:text-properties fo:font-size="10.5pt"/>
    </style:style>
    <style:style style:name="T12" style:family="text">
      <style:text-properties fo:font-size="4.40000009536743pt" style:font-size-asian="4.40000009536743pt" style:font-size-complex="4.4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Overview" draw:style-name="dp1" draw:master-page-name="Default">
        <office:forms form:automatic-focus="false" form:apply-design-mode="false"/>
        <draw:frame draw:style-name="gr1" draw:text-style-name="P2" draw:layer="layout" svg:width="14.328cm" svg:height="14.471cm" svg:x="2.244cm" svg:y="2.212cm">
          <draw:text-box>
            <text:p>- Chapter I:</text:p>
            <text:p>Rigged</text:p>
            <text:p>- Chapter II:</text:p>
            <text:p>Rigged in favor of</text:p>
            <text:p>- Chapter III</text:p>
            <text:p>Manner in whic it was rigged</text:p>
            <text:p>- Chapter IV</text:p>
            <text:p>Shape fair elections</text:p>
            <text:p text:style-name="P1">- Chapter V</text:p>
            <text:p text:style-name="P1">Illisit bivariate function</text:p>
            <text:p text:style-name="P1">- Chapter VI</text:p>
            <text:p text:style-name="P1">A</text:p>
            <text:p text:style-name="P1">- Chapter VII</text:p>
            <text:p text:style-name="P1">A</text:p>
            <text:p text:style-name="P1">- Chapter VIII</text:p>
            <text:p text:style-name="P1">A</text:p>
            <text:p text:style-name="P1">- Chapter IX</text:p>
            <text:p text:style-name="P1">A</text:p>
            <text:p text:style-name="P1">- Chapter X</text:p>
            <text:p text:style-name="P1">A</text:p>
          </draw:text-box>
        </draw:frame>
      </draw:page>
      <draw:page draw:name="Chapter 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line draw:style-name="gr2" draw:text-style-name="P3" draw:layer="layout" svg:x1="0.9cm" svg:y1="28.109cm" svg:x2="20.49cm" svg:y2="28.109cm">
          <text:p/>
        </draw:line>
        <draw:line draw:style-name="gr2" draw:text-style-name="P3" draw:layer="layout" svg:x1="1cm" svg:y1="41.909cm" svg:x2="20.59cm" svg:y2="41.909cm">
          <text:p/>
        </draw:line>
        <draw:line draw:style-name="gr2" draw:text-style-name="P3" draw:layer="layout" svg:x1="0.9cm" svg:y1="20.509cm" svg:x2="20.49cm" svg:y2="20.509cm">
          <text:p/>
        </draw:line>
        <draw:frame draw:style-name="gr3" draw:text-style-name="P2" draw:layer="layout" svg:width="3.952cm" svg:height="0.962cm" svg:x="1.076cm" svg:y="14.786cm">
          <draw:text-box>
            <text:p>Fair election</text:p>
          </draw:text-box>
        </draw:frame>
        <draw:frame draw:style-name="gr4" draw:text-style-name="P2" draw:layer="layout" svg:width="4.862cm" svg:height="0.962cm" svg:x="0.976cm" svg:y="20.586cm">
          <draw:text-box>
            <text:p>Rigged election</text:p>
          </draw:text-box>
        </draw:frame>
        <draw:frame draw:style-name="gr5" draw:text-style-name="P2" draw:layer="layout" svg:width="13.816cm" svg:height="0.962cm" svg:x="0.876cm" svg:y="8.597cm">
          <draw:text-box>
            <text:p>The main phases of the rigged election process</text:p>
          </draw:text-box>
        </draw:frame>
        <draw:frame draw:style-name="gr6" draw:text-style-name="P2" draw:layer="layout" svg:width="2.932cm" svg:height="0.962cm" svg:x="1.635cm" svg:y="1.817cm">
          <draw:text-box>
            <text:p>Symbols</text:p>
          </draw:text-box>
        </draw:frame>
        <draw:custom-shape draw:style-name="gr7" draw:text-style-name="P4" draw:layer="layout" svg:width="5.08cm" svg:height="2.54cm" svg:x="7.45cm" svg:y="16.6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08cm" svg:height="2.54cm" svg:x="7.35cm" svg:y="22.079cm">
          <text:p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4.91cm" svg:y1="17.631cm" svg:x2="7.55cm" svg:y2="17.949cm">
          <text:p/>
        </draw:line>
        <draw:line draw:style-name="gr8" draw:text-style-name="P3" draw:layer="layout" svg:x1="4.91cm" svg:y1="18.584cm" svg:x2="7.55cm" svg:y2="18.086cm">
          <text:p/>
        </draw:line>
        <draw:frame draw:style-name="gr9" draw:text-style-name="P2" draw:layer="layout" svg:width="0.853cm" svg:height="3.095cm" svg:x="3.957cm" svg:y="16.514cm">
          <draw:text-box>
            <text:p>a</text:p>
            <text:p>b</text:p>
            <text:p>c</text:p>
            <text:p>d</text:p>
          </draw:text-box>
        </draw:frame>
        <draw:custom-shape draw:style-name="gr10" draw:text-style-name="P4" draw:layer="layout" svg:width="2.54cm" svg:height="2.535cm" svg:x="6.142cm" svg:y="11.165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1.999cm" svg:height="0.999cm" svg:x="9.897cm" svg:y="18.31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4" draw:layer="layout" svg:width="3.168cm" svg:height="3.097cm" svg:x="1.963cm" svg:y="2.81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1" draw:text-style-name="P4" draw:layer="layout" svg:width="4.814cm" svg:height="4.566cm" svg:x="5.597cm" svg:y="1.82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1" draw:text-style-name="P4" draw:layer="layout" svg:width="1.999cm" svg:height="0.999cm" svg:x="9.897cm" svg:y="20.31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1" draw:text-style-name="P4" draw:layer="layout" svg:width="9.758cm" svg:height="6.759cm" svg:x="10.792cm" svg:y="1.1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1" draw:text-style-name="P4" draw:layer="layout" svg:width="0.487cm" svg:height="0.242cm" svg:x="14.797cm" svg:y="17.81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2" draw:layer="layout" svg:width="0.853cm" svg:height="1.673cm" svg:x="3.758cm" svg:y="22.415cm">
          <draw:text-box>
            <text:p>a</text:p>
            <text:p>b</text:p>
          </draw:text-box>
        </draw:frame>
        <draw:line draw:style-name="gr13" draw:text-style-name="P3" draw:layer="layout" svg:x1="4.91cm" svg:y1="17.314cm" svg:x2="7.45cm" svg:y2="17.949cm">
          <text:p/>
        </draw:line>
        <draw:line draw:style-name="gr14" draw:text-style-name="P3" draw:layer="layout" svg:x1="4.91cm" svg:y1="18.901cm" svg:x2="7.45cm" svg:y2="18.266cm">
          <text:p/>
        </draw:line>
        <draw:line draw:style-name="gr15" draw:text-style-name="P3" draw:layer="layout" svg:x1="4.81cm" svg:y1="12.43cm" svg:x2="6.08cm" svg:y2="12.43cm">
          <text:p/>
        </draw:line>
        <draw:line draw:style-name="gr16" draw:text-style-name="P3" draw:layer="layout" svg:x1="12.53cm" svg:y1="17.949cm" svg:x2="14.752cm" svg:y2="17.949cm">
          <text:p/>
        </draw:line>
        <draw:line draw:style-name="gr17" draw:text-style-name="P3" draw:layer="layout" svg:x1="12.43cm" svg:y1="23.299cm" svg:x2="14.652cm" svg:y2="23.299cm">
          <text:p/>
        </draw:line>
        <draw:line draw:style-name="gr18" draw:text-style-name="P3" draw:layer="layout" svg:x1="13.7cm" svg:y1="23.299cm" svg:x2="13.7cm" svg:y2="25.204cm">
          <text:p/>
        </draw:line>
        <draw:frame draw:style-name="gr19" draw:text-style-name="P2" draw:layer="layout" svg:width="0.853cm" svg:height="3.095cm" svg:x="13.259cm" svg:y="17.827cm">
          <draw:text-box>
            <text:p>c</text:p>
            <text:p>d</text:p>
            <text:p/>
            <text:p/>
          </draw:text-box>
        </draw:frame>
        <draw:line draw:style-name="gr18" draw:text-style-name="P3" draw:layer="layout" svg:x1="13.382cm" svg:y1="26.156cm" svg:x2="9.572cm" svg:y2="26.156cm">
          <text:p/>
        </draw:line>
        <draw:line draw:style-name="gr20" draw:text-style-name="P3" draw:layer="layout" svg:x1="9.572cm" svg:y1="26.156cm" svg:x2="9.572cm" svg:y2="24.569cm">
          <text:p/>
        </draw:line>
        <draw:custom-shape draw:style-name="gr21" draw:text-style-name="P4" draw:layer="layout" svg:width="1.905cm" svg:height="2.858cm" svg:x="1.635cm" svg:y="10.84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4" draw:layer="layout" svg:width="1.905cm" svg:height="2.858cm" svg:x="17.835cm" svg:y="10.8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2" draw:text-style-name="P3" draw:layer="layout" svg:x1="11.16cm" svg:y1="13.7cm" svg:x2="13.96cm" svg:y2="13.7cm">
          <text:p/>
        </draw:line>
        <draw:line draw:style-name="gr23" draw:text-style-name="P3" draw:layer="layout" svg:x1="11.16cm" svg:y1="13.7cm" svg:x2="11.16cm" svg:y2="11.16cm">
          <text:p/>
        </draw:line>
        <draw:line draw:style-name="gr18" draw:text-style-name="P3" draw:layer="layout" svg:x1="11.16cm" svg:y1="12.43cm" svg:x2="12.43cm" svg:y2="12.43cm">
          <text:p/>
        </draw:line>
        <draw:line draw:style-name="gr18" draw:text-style-name="P3" draw:layer="layout" svg:x1="12.43cm" svg:y1="12.43cm" svg:x2="13.065cm" svg:y2="13.7cm">
          <text:p/>
        </draw:line>
        <draw:line draw:style-name="gr18" draw:text-style-name="P3" draw:layer="layout" svg:x1="11.16cm" svg:y1="12.13cm" svg:x2="12.43cm" svg:y2="12.13cm">
          <text:p/>
        </draw:line>
        <draw:line draw:style-name="gr18" draw:text-style-name="P3" draw:layer="layout" svg:x1="11.16cm" svg:y1="11.73cm" svg:x2="12.43cm" svg:y2="11.73cm">
          <text:p/>
        </draw:line>
        <draw:line draw:style-name="gr18" draw:text-style-name="P3" draw:layer="layout" svg:x1="12.431cm" svg:y1="11.73cm" svg:x2="13.382cm" svg:y2="13.7cm">
          <text:p/>
        </draw:line>
        <draw:line draw:style-name="gr18" draw:text-style-name="P3" draw:layer="layout" svg:x1="12.43cm" svg:y1="12.112cm" svg:x2="13.266cm" svg:y2="13.7cm">
          <text:p/>
        </draw:line>
        <draw:frame draw:style-name="gr11" draw:text-style-name="P4" draw:layer="layout" svg:width="2.087cm" svg:height="0.47cm" svg:x="10.898cm" svg:y="10.62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1" draw:text-style-name="P4" draw:layer="layout" svg:width="3.011cm" svg:height="0.47cm" svg:x="12.898cm" svg:y="11.32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1" draw:text-style-name="P4" draw:layer="layout" svg:width="1.157cm" svg:height="0.47cm" svg:x="13.698cm" svg:y="12.12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24" draw:text-style-name="P5" draw:layer="layout" svg:x1="11.795cm" svg:y1="11.16cm" svg:x2="11.795cm" svg:y2="11.795cm">
          <text:p/>
        </draw:line>
        <draw:line draw:style-name="gr25" draw:text-style-name="P5" draw:layer="layout" svg:x1="13.7cm" svg:y1="11.795cm" svg:x2="12.43cm" svg:y2="12.112cm">
          <text:p/>
        </draw:line>
        <draw:line draw:style-name="gr26" draw:text-style-name="P5" draw:layer="layout" svg:x1="14.335cm" svg:y1="12.747cm" svg:x2="12.747cm" svg:y2="13.065cm">
          <text:p/>
        </draw:line>
        <draw:frame draw:style-name="gr12" draw:text-style-name="P2" draw:layer="layout" svg:width="0.853cm" svg:height="1.673cm" svg:x="3.859cm" svg:y="11.427cm">
          <draw:text-box>
            <text:p>a</text:p>
            <text:p>b</text:p>
          </draw:text-box>
        </draw:frame>
        <draw:line draw:style-name="gr27" draw:text-style-name="P5" draw:layer="layout" svg:x1="2.27cm" svg:y1="14.652cm" svg:x2="2.27cm" svg:y2="14.017cm">
          <text:p/>
        </draw:line>
        <draw:line draw:style-name="gr28" draw:text-style-name="P6" draw:layer="layout" svg:x1="15.505cm" svg:y1="12.265cm" svg:x2="17.092cm" svg:y2="12.265cm">
          <text:p/>
        </draw:line>
        <draw:line draw:style-name="gr18" draw:text-style-name="P3" draw:layer="layout" svg:x1="8.32cm" svg:y1="14.152cm" svg:x2="6.732cm" svg:y2="14.152cm">
          <text:p/>
        </draw:line>
        <draw:line draw:style-name="gr20" draw:text-style-name="P3" draw:layer="layout" svg:x1="6.752cm" svg:y1="14.241cm" svg:x2="6.735cm" svg:y2="13.38cm">
          <text:p/>
        </draw:line>
        <draw:line draw:style-name="gr17" draw:text-style-name="P3" draw:layer="layout" svg:x1="8.937cm" svg:y1="12.43cm" svg:x2="10.152cm" svg:y2="12.41cm">
          <text:p/>
        </draw:line>
        <draw:line draw:style-name="gr18" draw:text-style-name="P3" draw:layer="layout" svg:x1="13.7cm" svg:y1="23.3cm" svg:x2="13.7cm" svg:y2="25.205cm">
          <text:p/>
        </draw:line>
        <draw:frame draw:style-name="gr29" draw:text-style-name="P7" draw:layer="layout" svg:width="0.853cm" svg:height="2.461cm" svg:x="8.719cm" svg:y="12.707cm">
          <draw:text-box>
            <text:p><text:span text:style-name="T1">c</text:span></text:p>
            <text:p><text:span text:style-name="T1">d</text:span></text:p>
            <text:p/>
            <text:p/>
          </draw:text-box>
        </draw:frame>
        <draw:line draw:style-name="gr18" draw:text-style-name="P3" draw:layer="layout" svg:x1="9.279cm" svg:y1="12.435cm" svg:x2="9.311cm" svg:y2="13.583cm">
          <text:p/>
        </draw:line>
        <draw:line draw:style-name="gr30" draw:text-style-name="P5" draw:layer="layout" svg:x1="18.78cm" svg:y1="14.652cm" svg:x2="18.78cm" svg:y2="13.7cm">
          <text:p/>
        </draw:line>
        <draw:frame draw:style-name="gr31" draw:text-style-name="P2" draw:layer="layout" svg:width="2.555cm" svg:height="0.887cm" svg:x="8.535cm" svg:y="15.961cm">
          <draw:text-box>
            <text:p><text:span text:style-name="T2">Sorted counting</text:span><text:span text:style-name="T3"> </text:span></text:p>
            <text:p><text:span text:style-name="T3">process results</text:span></text:p>
          </draw:text-box>
        </draw:frame>
        <draw:line draw:style-name="gr18" draw:text-style-name="P3" draw:layer="layout" svg:x1="13.7cm" svg:y1="23.301cm" svg:x2="13.7cm" svg:y2="25.206cm">
          <text:p/>
        </draw:line>
        <draw:line draw:style-name="gr18" draw:text-style-name="P3" draw:layer="layout" svg:x1="13.7cm" svg:y1="23.301cm" svg:x2="13.7cm" svg:y2="25.206cm">
          <text:p/>
        </draw:line>
        <draw:frame draw:style-name="gr32" draw:text-style-name="P2" draw:layer="layout" svg:width="12cm" svg:height="0.962cm" svg:x="7.34cm" svg:y="0.051cm">
          <draw:text-box>
            <text:p>Two modes of voting</text:p>
          </draw:text-box>
        </draw:frame>
        <draw:frame draw:style-name="gr33" draw:text-style-name="P8" draw:layer="layout" svg:width="2.178cm" svg:height="0.489cm" svg:x="6.267cm" svg:y="10.155cm">
          <draw:text-box>
            <text:p><text:span text:style-name="T4">Counting analysis</text:span></text:p>
          </draw:text-box>
        </draw:frame>
        <draw:frame draw:style-name="gr34" draw:text-style-name="P2" draw:layer="layout" svg:width="2.53cm" svg:height="0.467cm" svg:x="1.475cm" svg:y="10.042cm">
          <draw:text-box>
            <text:p><text:span text:style-name="T5">Initial voterroll database</text:span></text:p>
          </draw:text-box>
        </draw:frame>
        <draw:frame draw:style-name="gr35" draw:text-style-name="P2" draw:layer="layout" svg:width="2.801cm" svg:height="0.467cm" svg:x="17.575cm" svg:y="10.043cm">
          <draw:text-box>
            <text:p text:style-name="P1"><text:span text:style-name="T5">Updated voterroll database</text:span></text:p>
          </draw:text-box>
        </draw:frame>
        <draw:line draw:style-name="gr36" draw:text-style-name="P5" draw:layer="layout" svg:x1="8.553cm" svg:y1="14.15cm" svg:x2="7.918cm" svg:y2="14.15cm">
          <text:p/>
        </draw:line>
        <draw:line draw:style-name="gr15" draw:text-style-name="P3" draw:layer="layout" svg:x1="4.812cm" svg:y1="23.316cm" svg:x2="7.031cm" svg:y2="23.316cm">
          <text:p/>
        </draw:line>
        <draw:frame draw:style-name="gr37" draw:text-style-name="P2" draw:layer="layout" svg:width="0.68cm" svg:height="0.962cm" svg:x="1.248cm" svg:y="9.89cm">
          <draw:text-box>
            <text:p>I</text:p>
          </draw:text-box>
        </draw:frame>
        <draw:frame draw:style-name="gr38" draw:text-style-name="P2" draw:layer="layout" svg:width="0.858cm" svg:height="0.962cm" svg:x="5.815cm" svg:y="10.007cm">
          <draw:text-box>
            <text:p>II</text:p>
          </draw:text-box>
        </draw:frame>
        <draw:frame draw:style-name="gr39" draw:text-style-name="P2" draw:layer="layout" svg:width="1.035cm" svg:height="0.962cm" svg:x="10.777cm" svg:y="9.79cm">
          <draw:text-box>
            <text:p>III</text:p>
          </draw:text-box>
        </draw:frame>
        <draw:frame draw:style-name="gr40" draw:text-style-name="P2" draw:layer="layout" svg:width="1.103cm" svg:height="0.962cm" svg:x="16.835cm" svg:y="9.867cm">
          <draw:text-box>
            <text:p>IV</text:p>
          </draw:text-box>
        </draw:frame>
        <draw:path draw:style-name="gr41" draw:text-style-name="P9" draw:layer="layout" svg:width="4.147cm" svg:height="1.23cm" draw:transform="rotate (0.108210413623648) translate (7.76281092432083cm 17.6481788795965cm)" svg:viewBox="0 0 4148 1231" svg:d="M0 1224c211 25 420-30 630-29 266 1 456-231 558-449 104-223 303-403 541-488 273-97 547-188 830-243 272-53 546 42 808 127 246 80 518 67 765 162l16 21">
          <text:p/>
        </draw:path>
        <draw:frame draw:style-name="gr42" draw:text-style-name="P8" draw:layer="layout" svg:width="2.504cm" svg:height="0.489cm" svg:x="11.468cm" svg:y="9.956cm">
          <draw:text-box>
            <text:p><text:span text:style-name="T4">6-th order polynomial</text:span></text:p>
          </draw:text-box>
        </draw:frame>
        <draw:path draw:style-name="gr41" draw:text-style-name="P9" draw:layer="layout" svg:width="4.124cm" svg:height="0.75cm" draw:transform="rotate (0.40317105721069) translate (7.72833467487845cm 18.0691668132027cm)" svg:viewBox="0 0 4125 751" svg:d="M0 751c358-71 709-108 1044-316 223-139 389-603 666-371 317 266 682 153 1009 261 249 82 471-62 711-78l214 92 345-65 136 79">
          <text:p/>
        </draw:path>
        <draw:path draw:style-name="gr41" draw:text-style-name="P9" draw:layer="layout" svg:width="4.013cm" svg:height="0.826cm" draw:transform="rotate (0.121125850088406) translate (8.07308653095875cm 18.3211647736407cm)" svg:viewBox="0 0 4014 827" svg:d="M0 827c266-54 504-40 794-80 303-42 662-44 820-292 196-307 502-281 773-395 215-91 442-27 673-55 252-32 494 107 749 130l205 83">
          <text:p/>
        </draw:path>
        <draw:path draw:style-name="gr41" draw:text-style-name="P9" draw:layer="layout" svg:width="2.115cm" svg:height="3.395cm" draw:transform="rotate (1.31981798035811) translate (7.84542392076735cm 24.1793395336877cm)" svg:viewBox="0 0 2116 3396" svg:d="M0 3c389-34 660 259 942 461 217 156 452 293 504 634 64 419-65 804 68 1208 98 294 322 508 425 795l177 295">
          <text:p/>
        </draw:path>
        <draw:path draw:style-name="gr41" draw:text-style-name="P9" draw:layer="layout" svg:width="2.844cm" svg:height="2.918cm" draw:transform="rotate (1.06028752058656) translate (7.61967175523053cm 23.5948155013847cm)" svg:viewBox="0 0 2845 2919" svg:d="M0 29c318-100 621 82 906 185 273 98 564 174 783 363 246 212 419 523 492 840 59 253 208 448 294 683 94 255 155 530 314 760l56 59">
          <text:p/>
        </draw:path>
        <draw:path draw:style-name="gr41" draw:text-style-name="P9" draw:layer="layout" svg:width="3.259cm" svg:height="2.353cm" draw:transform="rotate (0.785398163397448) translate (8.20821394286686cm 24.3462139428669cm)" svg:viewBox="0 0 3260 2354" svg:d="M0 3c360-29 669 196 935 412 195 159 444 245 633 413 200 177 335 404 522 606 228 246 552 313 743 577l303 248 124 95">
          <text:p/>
        </draw:path>
        <draw:custom-shape draw:style-name="gr43" draw:text-style-name="P4" draw:layer="layout" svg:width="0.635cm" svg:height="0.001cm" svg:x="3.005cm" svg:y="16.72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11" draw:text-style-name="P4" draw:layer="layout" svg:width="0.471cm" svg:height="0.47cm" svg:x="7.798cm" svg:y="17.11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1" draw:text-style-name="P4" draw:layer="layout" svg:width="0.436cm" svg:height="0.47cm" svg:x="7.798cm" svg:y="18.81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1" draw:text-style-name="P4" draw:layer="layout" svg:width="0.471cm" svg:height="0.47cm" svg:x="11.599cm" svg:y="22.21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1" draw:text-style-name="P4" draw:layer="layout" svg:width="0.436cm" svg:height="0.47cm" svg:x="7.598cm" svg:y="24.01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1" draw:text-style-name="P4" draw:layer="layout" svg:width="0.488cm" svg:height="0.297cm" svg:x="7.498cm" svg:y="23.71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44" draw:text-style-name="P2" draw:layer="layout" svg:width="2.005cm" svg:height="0.489cm" svg:x="15.405cm" svg:y="12.547cm">
          <draw:text-box>
            <text:p><text:span text:style-name="T4">Phantom-voters</text:span></text:p>
          </draw:text-box>
        </draw:frame>
        <draw:frame draw:style-name="gr45" draw:text-style-name="P2" draw:layer="layout" svg:width="1.006cm" svg:height="0.569cm" svg:x="13.835cm" svg:y="13.4cm">
          <draw:text-box>
            <text:p><text:span text:style-name="T3">Age</text:span></text:p>
          </draw:text-box>
        </draw:frame>
        <draw:line draw:style-name="gr46" draw:text-style-name="P9" draw:layer="layout" svg:x1="7.45cm" svg:y1="18.671cm" svg:x2="12.53cm" svg:y2="18.671cm">
          <text:p/>
        </draw:line>
        <draw:frame draw:style-name="gr11" draw:text-style-name="P4" draw:layer="layout" svg:width="0.487cm" svg:height="0.322cm" svg:x="12.298cm" svg:y="16.215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7" draw:text-style-name="P2" draw:layer="layout" svg:width="1.569cm" svg:height="0.727cm" svg:x="6.297cm" svg:y="16.126cm">
          <draw:text-box>
            <text:p><text:span text:style-name="T4">Votes </text:span></text:p>
            <text:p><text:span text:style-name="T4">percentage</text:span></text:p>
          </draw:text-box>
        </draw:frame>
        <draw:frame draw:style-name="gr48" draw:text-style-name="P10" draw:layer="layout" svg:width="1.133cm" svg:height="0.446cm" svg:x="9.132cm" svg:y="19.243cm">
          <draw:text-box>
            <text:p><text:span text:style-name="T6">Precinct</text:span></text:p>
          </draw:text-box>
        </draw:frame>
        <draw:frame draw:style-name="gr49" draw:text-style-name="P2" draw:layer="layout" svg:width="0.621cm" svg:height="0.489cm" svg:x="7.25cm" svg:y="19.236cm">
          <draw:text-box>
            <text:p><text:span text:style-name="T4">0</text:span></text:p>
          </draw:text-box>
        </draw:frame>
        <draw:frame draw:style-name="gr49" draw:text-style-name="P2" draw:layer="layout" svg:width="0.621cm" svg:height="0.489cm" svg:x="12.112cm" svg:y="19.236cm">
          <draw:text-box>
            <text:p><text:span text:style-name="T4">1</text:span></text:p>
          </draw:text-box>
        </draw:frame>
        <draw:frame draw:style-name="gr11" draw:text-style-name="P4" draw:layer="layout" svg:width="0.487cm" svg:height="0.322cm" svg:x="12.499cm" svg:y="21.615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47" draw:text-style-name="P2" draw:layer="layout" svg:width="1.569cm" svg:height="0.727cm" svg:x="6.198cm" svg:y="21.427cm">
          <draw:text-box>
            <text:p><text:span text:style-name="T4">Votes </text:span></text:p>
            <text:p><text:span text:style-name="T4">percentage</text:span></text:p>
          </draw:text-box>
        </draw:frame>
        <draw:frame draw:style-name="gr49" draw:text-style-name="P2" draw:layer="layout" svg:width="0.621cm" svg:height="0.489cm" svg:x="7.151cm" svg:y="24.737cm">
          <draw:text-box>
            <text:p><text:span text:style-name="T4">0</text:span></text:p>
          </draw:text-box>
        </draw:frame>
        <draw:frame draw:style-name="gr49" draw:text-style-name="P2" draw:layer="layout" svg:width="0.621cm" svg:height="0.489cm" svg:x="12.013cm" svg:y="24.637cm">
          <draw:text-box>
            <text:p><text:span text:style-name="T4">1</text:span></text:p>
          </draw:text-box>
        </draw:frame>
        <draw:frame draw:style-name="gr11" draw:text-style-name="P4" draw:layer="layout" svg:width="0.488cm" svg:height="0.297cm" svg:x="14.798cm" svg:y="23.117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line draw:style-name="gr50" draw:text-style-name="P9" draw:layer="layout" svg:x1="17.953cm" svg:y1="24.75cm" svg:x2="17cm" svg:y2="25.385cm">
          <text:p/>
        </draw:line>
        <draw:frame draw:style-name="gr51" draw:text-style-name="P2" draw:layer="layout" svg:width="1.878cm" svg:height="0.489cm" svg:x="17.622cm" svg:y="24.261cm">
          <draw:text-box>
            <text:p><text:span text:style-name="T4">predetermined</text:span></text:p>
          </draw:text-box>
        </draw:frame>
        <draw:frame draw:style-name="gr31" draw:text-style-name="P2" draw:layer="layout" svg:width="2.555cm" svg:height="0.887cm" svg:x="8.436cm" svg:y="21.362cm">
          <draw:text-box>
            <text:p><text:span text:style-name="T2">Sorted counting</text:span><text:span text:style-name="T3"> </text:span></text:p>
            <text:p><text:span text:style-name="T3">process results</text:span></text:p>
          </draw:text-box>
        </draw:frame>
        <draw:frame draw:style-name="gr11" draw:text-style-name="P4" draw:layer="layout" svg:width="2.75cm" svg:height="1.139cm" svg:x="8.48cm" svg:y="13.43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1" draw:text-style-name="P4" draw:layer="layout" svg:width="1.316cm" svg:height="0.47cm" svg:x="6.798cm" svg:y="12.129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line draw:style-name="gr46" draw:text-style-name="P9" draw:layer="layout" svg:x1="7.35cm" svg:y1="24.199cm" svg:x2="12.43cm" svg:y2="24.199cm">
          <text:p/>
        </draw:line>
        <draw:line draw:style-name="gr46" draw:text-style-name="P9" draw:layer="layout" svg:x1="2.27cm" svg:y1="14.612cm" svg:x2="18.78cm" svg:y2="14.612cm">
          <text:p/>
        </draw:line>
        <draw:line draw:style-name="gr2" draw:text-style-name="P3" draw:layer="layout" svg:x1="1cm" svg:y1="8.409cm" svg:x2="20.59cm" svg:y2="8.409cm">
          <text:p/>
        </draw:line>
        <draw:frame draw:style-name="gr11" draw:text-style-name="P4" draw:layer="layout" svg:width="1.999cm" svg:height="0.999cm" svg:x="9.897cm" svg:y="14.72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52" draw:text-style-name="P8" draw:layer="layout" svg:width="2.157cm" svg:height="0.489cm" svg:x="8.668cm" svg:y="10.756cm">
          <draw:text-box>
            <text:p><text:span text:style-name="T4">predetermined</text:span></text:p>
          </draw:text-box>
        </draw:frame>
        <draw:line draw:style-name="gr53" draw:text-style-name="P9" draw:layer="layout" svg:x1="9.255cm" svg:y1="11.272cm" svg:x2="7.35cm" svg:y2="11.907cm">
          <text:p/>
        </draw:line>
        <draw:frame draw:style-name="gr54" draw:text-style-name="P2" draw:layer="layout" svg:width="4.033cm" svg:height="3.335cm" svg:x="3.282cm" svg:y="24.812cm">
          <draw:text-box>
            <text:p><text:span text:style-name="T7">- Standard form</text:span></text:p>
            <text:p><text:span text:style-name="T7">- Hybrid form </text:span></text:p>
            <text:p><text:span text:style-name="T7">- Opposition form</text:span></text:p>
          </draw:text-box>
        </draw:frame>
        <draw:line draw:style-name="gr2" draw:text-style-name="P3" draw:layer="layout" svg:x1="1cm" svg:y1="14.909cm" svg:x2="20.59cm" svg:y2="14.909cm">
          <text:p/>
        </draw:line>
        <draw:frame draw:style-name="gr11" draw:text-style-name="P4" draw:layer="layout" svg:width="1.999cm" svg:height="0.999cm" svg:x="9.839cm" svg:y="13.58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1" draw:text-style-name="P4" draw:layer="layout" svg:width="3.54cm" svg:height="1.452cm" svg:x="13.339cm" svg:y="25.28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</draw:page>
      <draw:page draw:name="Chapter 1:" draw:style-name="dp1" draw:master-page-name="Default">
        <office:forms form:automatic-focus="false" form:apply-design-mode="false"/>
        <draw:frame draw:style-name="gr11" draw:text-style-name="P4" draw:layer="layout" svg:width="2.976cm" svg:height="0.944cm" svg:x="4.89cm" svg:y="40.13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line draw:style-name="gr46" draw:text-style-name="P9" draw:layer="layout" svg:x1="13.679cm" svg:y1="6.525cm" svg:x2="19.191cm" svg:y2="6.525cm">
          <text:p/>
        </draw:line>
        <draw:line draw:style-name="gr46" draw:text-style-name="P9" draw:layer="layout" svg:x1="13.679cm" svg:y1="2.343cm" svg:x2="19.191cm" svg:y2="8.465cm">
          <text:p/>
        </draw:line>
        <draw:line draw:style-name="gr46" draw:text-style-name="P9" draw:layer="layout" svg:x1="13.679cm" svg:y1="8.465cm" svg:x2="13.679cm" svg:y2="2.343cm">
          <text:p/>
        </draw:line>
        <draw:line draw:style-name="gr46" draw:text-style-name="P9" draw:layer="layout" svg:x1="13.679cm" svg:y1="2.343cm" svg:x2="19.191cm" svg:y2="2.343cm">
          <text:p/>
        </draw:line>
        <draw:line draw:style-name="gr46" draw:text-style-name="P9" draw:layer="layout" svg:x1="13.679cm" svg:y1="8.465cm" svg:x2="19.191cm" svg:y2="8.465cm">
          <text:p/>
        </draw:line>
        <draw:line draw:style-name="gr46" draw:text-style-name="P9" draw:layer="layout" svg:x1="19.191cm" svg:y1="2.343cm" svg:x2="19.191cm" svg:y2="8.465cm">
          <text:p/>
        </draw:line>
        <draw:frame draw:style-name="gr55" draw:text-style-name="P2" draw:layer="layout" svg:width="0.853cm" svg:height="0.962cm" svg:x="13.075cm" svg:y="2.022cm">
          <draw:text-box>
            <text:p>1</text:p>
          </draw:text-box>
        </draw:frame>
        <draw:frame draw:style-name="gr55" draw:text-style-name="P2" draw:layer="layout" svg:width="0.853cm" svg:height="0.962cm" svg:x="13.122cm" svg:y="7.833cm">
          <draw:text-box>
            <text:p>0</text:p>
          </draw:text-box>
        </draw:frame>
        <draw:frame draw:style-name="gr55" draw:text-style-name="P2" draw:layer="layout" svg:width="0.853cm" svg:height="0.962cm" svg:x="18.863cm" svg:y="8.449cm">
          <draw:text-box>
            <text:p>1</text:p>
          </draw:text-box>
        </draw:frame>
        <draw:line draw:style-name="gr2" draw:text-style-name="P3" draw:layer="layout" svg:x1="0.9cm" svg:y1="9.809cm" svg:x2="20.49cm" svg:y2="9.809cm">
          <text:p/>
        </draw:line>
        <draw:line draw:style-name="gr2" draw:text-style-name="P3" draw:layer="layout" svg:x1="0.682cm" svg:y1="18.78cm" svg:x2="20.272cm" svg:y2="18.78cm">
          <text:p/>
        </draw:line>
        <draw:frame draw:style-name="gr56" draw:text-style-name="P2" draw:layer="layout" svg:width="12.266cm" svg:height="0.962cm" svg:x="1.152cm" svg:y="1.435cm">
          <draw:text-box>
            <text:p>Standard form - Predetermined aggregate</text:p>
          </draw:text-box>
        </draw:frame>
        <draw:frame draw:style-name="gr57" draw:text-style-name="P2" draw:layer="layout" svg:width="12.724cm" svg:height="0.962cm" svg:x="0.976cm" svg:y="18.78cm">
          <draw:text-box>
            <text:p>Opposition form - Predetermined aggregate</text:p>
          </draw:text-box>
        </draw:frame>
        <draw:frame draw:style-name="gr58" draw:text-style-name="P2" draw:layer="layout" svg:width="13.253cm" svg:height="0.962cm" svg:x="1cm" svg:y="9.89cm">
          <draw:text-box>
            <text:p>Hybrid form - Predetermined cross-aggregate</text:p>
          </draw:text-box>
        </draw:frame>
        <draw:line draw:style-name="gr46" draw:text-style-name="P9" draw:layer="layout" svg:x1="13.68cm" svg:y1="15.226cm" svg:x2="19.192cm" svg:y2="15.226cm">
          <text:p/>
        </draw:line>
        <draw:line draw:style-name="gr46" draw:text-style-name="P9" draw:layer="layout" svg:x1="13.68cm" svg:y1="11.144cm" svg:x2="19.192cm" svg:y2="17.266cm">
          <text:p/>
        </draw:line>
        <draw:line draw:style-name="gr46" draw:text-style-name="P9" draw:layer="layout" svg:x1="13.68cm" svg:y1="16.756cm" svg:x2="19.192cm" svg:y2="14.46cm">
          <text:p/>
        </draw:line>
        <draw:line draw:style-name="gr46" draw:text-style-name="P9" draw:layer="layout" svg:x1="13.68cm" svg:y1="17.266cm" svg:x2="13.68cm" svg:y2="11.144cm">
          <text:p/>
        </draw:line>
        <draw:line draw:style-name="gr46" draw:text-style-name="P9" draw:layer="layout" svg:x1="13.68cm" svg:y1="11.144cm" svg:x2="19.192cm" svg:y2="11.144cm">
          <text:p/>
        </draw:line>
        <draw:line draw:style-name="gr46" draw:text-style-name="P9" draw:layer="layout" svg:x1="13.68cm" svg:y1="17.266cm" svg:x2="19.192cm" svg:y2="17.266cm">
          <text:p/>
        </draw:line>
        <draw:line draw:style-name="gr46" draw:text-style-name="P9" draw:layer="layout" svg:x1="19.192cm" svg:y1="11.144cm" svg:x2="19.192cm" svg:y2="17.266cm">
          <text:p/>
        </draw:line>
        <draw:frame draw:style-name="gr55" draw:text-style-name="P2" draw:layer="layout" svg:width="0.853cm" svg:height="0.962cm" svg:x="13.076cm" svg:y="10.823cm">
          <draw:text-box>
            <text:p>1</text:p>
          </draw:text-box>
        </draw:frame>
        <draw:frame draw:style-name="gr55" draw:text-style-name="P2" draw:layer="layout" svg:width="0.853cm" svg:height="0.962cm" svg:x="13.123cm" svg:y="16.634cm">
          <draw:text-box>
            <text:p>0</text:p>
          </draw:text-box>
        </draw:frame>
        <draw:frame draw:style-name="gr55" draw:text-style-name="P2" draw:layer="layout" svg:width="0.853cm" svg:height="0.962cm" svg:x="18.864cm" svg:y="17.25cm">
          <draw:text-box>
            <text:p>1</text:p>
          </draw:text-box>
        </draw:frame>
        <draw:line draw:style-name="gr46" draw:text-style-name="P9" draw:layer="layout" svg:x1="13.68cm" svg:y1="24.126cm" svg:x2="19.192cm" svg:y2="24.126cm">
          <text:p/>
        </draw:line>
        <draw:line draw:style-name="gr46" draw:text-style-name="P9" draw:layer="layout" svg:x1="13.68cm" svg:y1="20.044cm" svg:x2="19.192cm" svg:y2="26.166cm">
          <text:p/>
        </draw:line>
        <draw:line draw:style-name="gr46" draw:text-style-name="P9" draw:layer="layout" svg:x1="13.68cm" svg:y1="25.656cm" svg:x2="19.192cm" svg:y2="23.36cm">
          <text:p/>
        </draw:line>
        <draw:line draw:style-name="gr46" draw:text-style-name="P9" draw:layer="layout" svg:x1="13.68cm" svg:y1="26.166cm" svg:x2="13.68cm" svg:y2="20.044cm">
          <text:p/>
        </draw:line>
        <draw:line draw:style-name="gr46" draw:text-style-name="P9" draw:layer="layout" svg:x1="13.68cm" svg:y1="20.044cm" svg:x2="19.192cm" svg:y2="20.044cm">
          <text:p/>
        </draw:line>
        <draw:line draw:style-name="gr46" draw:text-style-name="P9" draw:layer="layout" svg:x1="13.68cm" svg:y1="26.166cm" svg:x2="19.192cm" svg:y2="26.166cm">
          <text:p/>
        </draw:line>
        <draw:line draw:style-name="gr46" draw:text-style-name="P9" draw:layer="layout" svg:x1="19.192cm" svg:y1="20.044cm" svg:x2="19.192cm" svg:y2="26.166cm">
          <text:p/>
        </draw:line>
        <draw:frame draw:style-name="gr55" draw:text-style-name="P2" draw:layer="layout" svg:width="0.853cm" svg:height="0.962cm" svg:x="13.076cm" svg:y="19.723cm">
          <draw:text-box>
            <text:p>1</text:p>
          </draw:text-box>
        </draw:frame>
        <draw:frame draw:style-name="gr55" draw:text-style-name="P2" draw:layer="layout" svg:width="0.853cm" svg:height="0.962cm" svg:x="13.123cm" svg:y="25.534cm">
          <draw:text-box>
            <text:p>0</text:p>
          </draw:text-box>
        </draw:frame>
        <draw:frame draw:style-name="gr55" draw:text-style-name="P2" draw:layer="layout" svg:width="0.853cm" svg:height="0.962cm" svg:x="18.864cm" svg:y="26.15cm">
          <draw:text-box>
            <text:p>1</text:p>
          </draw:text-box>
        </draw:frame>
        <draw:line draw:style-name="gr46" draw:text-style-name="P9" draw:layer="layout" svg:x1="13.75cm" svg:y1="4cm" svg:x2="19.25cm" svg:y2="8.5cm">
          <text:p/>
        </draw:line>
        <draw:line draw:style-name="gr46" draw:text-style-name="P9" draw:layer="layout" svg:x1="13.5cm" svg:y1="17cm" svg:x2="19.25cm" svg:y2="13.75cm">
          <text:p/>
        </draw:line>
        <draw:frame draw:style-name="gr11" draw:text-style-name="P4" draw:layer="layout" svg:width="1.999cm" svg:height="0.999cm" svg:x="9.921cm" svg:y="13.74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1" draw:text-style-name="P4" draw:layer="layout" svg:width="3.172cm" svg:height="3.485cm" svg:x="1.321cm" svg:y="2.74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1" draw:text-style-name="P4" draw:layer="layout" svg:width="3.172cm" svg:height="3.485cm" svg:x="1.321cm" svg:y="11.746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1" draw:text-style-name="P4" draw:layer="layout" svg:width="3.172cm" svg:height="3.053cm" svg:x="1.321cm" svg:y="20.747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</draw:page>
      <draw:page draw:name="page4" draw:style-name="dp1" draw:master-page-name="Default">
        <office:forms form:automatic-focus="false" form:apply-design-mode="false"/>
        <draw:line draw:style-name="gr2" draw:text-style-name="P3" draw:layer="layout" svg:x1="0.9cm" svg:y1="9.81cm" svg:x2="20.49cm" svg:y2="9.81cm">
          <text:p/>
        </draw:line>
        <draw:line draw:style-name="gr2" draw:text-style-name="P3" draw:layer="layout" svg:x1="0.682cm" svg:y1="18.781cm" svg:x2="20.272cm" svg:y2="18.781cm">
          <text:p/>
        </draw:line>
        <draw:frame draw:style-name="gr56" draw:text-style-name="P2" draw:layer="layout" svg:width="12.266cm" svg:height="0.962cm" svg:x="1.152cm" svg:y="1.436cm">
          <draw:text-box>
            <text:p>Standard form - Predetermined aggregate</text:p>
          </draw:text-box>
        </draw:frame>
        <draw:frame draw:style-name="gr57" draw:text-style-name="P2" draw:layer="layout" svg:width="12.724cm" svg:height="0.962cm" svg:x="0.976cm" svg:y="18.781cm">
          <draw:text-box>
            <text:p>Opposition form - Predetermined aggregate</text:p>
          </draw:text-box>
        </draw:frame>
        <draw:frame draw:style-name="gr58" draw:text-style-name="P2" draw:layer="layout" svg:width="13.253cm" svg:height="0.962cm" svg:x="1cm" svg:y="9.891cm">
          <draw:text-box>
            <text:p>Hybrid form - Predetermined cross-aggregate</text:p>
          </draw:text-box>
        </draw:frame>
        <draw:frame draw:style-name="gr11" draw:text-style-name="P4" draw:layer="layout" svg:width="1.999cm" svg:height="0.999cm" svg:x="9.921cm" svg:y="13.746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1" draw:text-style-name="P4" draw:layer="layout" svg:width="3.172cm" svg:height="3.485cm" svg:x="1.321cm" svg:y="2.746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1" draw:text-style-name="P4" draw:layer="layout" svg:width="3.172cm" svg:height="3.485cm" svg:x="1.321cm" svg:y="11.747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1" draw:text-style-name="P4" draw:layer="layout" svg:width="3.172cm" svg:height="3.053cm" svg:x="1.321cm" svg:y="20.748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</draw:page>
      <draw:page draw:name="Appendix" draw:style-name="dp1" draw:master-page-name="Default">
        <office:forms form:automatic-focus="false" form:apply-design-mode="false"/>
        <draw:custom-shape draw:style-name="gr59" draw:text-style-name="P4" draw:layer="layout" svg:width="12.065cm" svg:height="3.763cm" svg:x="2.127cm" svg:y="1.787cm">
          <text:p/>
          <draw:enhanced-geometry svg:viewBox="0 0 21600 21600" draw:type="rectangle" draw:enhanced-path="M 0 0 L 21600 0 21600 21600 0 21600 0 0 Z N"/>
        </draw:custom-shape>
        <draw:line draw:style-name="gr41" draw:text-style-name="P9" draw:layer="layout" svg:x1="2.427cm" svg:y1="3.65cm" svg:x2="14.175cm" svg:y2="3.65cm">
          <text:p/>
        </draw:line>
        <draw:line draw:style-name="gr41" draw:text-style-name="P9" draw:layer="layout" svg:x1="5.92cm" svg:y1="3.65cm" svg:x2="5.92cm" svg:y2="5.555cm">
          <text:p/>
        </draw:line>
        <draw:frame draw:style-name="gr60" draw:text-style-name="P11" draw:layer="layout" svg:width="1.819cm" svg:height="0.683cm" svg:x="2.331cm" svg:y="3.049cm">
          <draw:text-box>
            <text:p><text:span text:style-name="T8">Initalize</text:span></text:p>
          </draw:text-box>
        </draw:frame>
        <draw:frame draw:style-name="gr61" draw:text-style-name="P11" draw:layer="layout" svg:width="3.44cm" svg:height="0.683cm" svg:x="2.222cm" svg:y="2.057cm">
          <draw:text-box>
            <text:p><text:span text:style-name="T8">defined variables</text:span></text:p>
          </draw:text-box>
        </draw:frame>
        <draw:frame draw:style-name="gr62" draw:text-style-name="P12" draw:layer="layout" svg:width="1.907cm" svg:height="0.662cm" svg:x="5.845cm" svg:y="3.05cm">
          <draw:text-box>
            <text:p><text:span text:style-name="T9">methods</text:span></text:p>
          </draw:text-box>
        </draw:frame>
        <draw:frame draw:style-name="gr63" draw:text-style-name="P11" draw:layer="layout" svg:width="4.587cm" svg:height="0.962cm" svg:x="2.097cm" svg:y="0.975cm">
          <draw:text-box>
            <text:p><text:span text:style-name="T10">Voterdatabase</text:span></text:p>
          </draw:text-box>
        </draw:frame>
        <draw:custom-shape draw:style-name="gr64" draw:text-style-name="P4" draw:layer="layout" svg:width="12.065cm" svg:height="3.493cm" svg:x="2.052cm" svg:y="8.677cm">
          <text:p/>
          <draw:enhanced-geometry svg:viewBox="0 0 21600 21600" draw:type="rectangle" draw:enhanced-path="M 0 0 L 21600 0 21600 21600 0 21600 0 0 Z N"/>
        </draw:custom-shape>
        <draw:line draw:style-name="gr41" draw:text-style-name="P9" draw:layer="layout" svg:x1="2.127cm" svg:y1="10.35cm" svg:x2="13.875cm" svg:y2="10.35cm">
          <text:p/>
        </draw:line>
        <draw:line draw:style-name="gr41" draw:text-style-name="P9" draw:layer="layout" svg:x1="6.02cm" svg:y1="10.35cm" svg:x2="6.02cm" svg:y2="12.255cm">
          <text:p/>
        </draw:line>
        <draw:frame draw:style-name="gr60" draw:text-style-name="P11" draw:layer="layout" svg:width="1.819cm" svg:height="0.683cm" svg:x="1.896cm" svg:y="9.692cm">
          <draw:text-box>
            <text:p><text:span text:style-name="T8">Initalize</text:span></text:p>
          </draw:text-box>
        </draw:frame>
        <draw:frame draw:style-name="gr61" draw:text-style-name="P11" draw:layer="layout" svg:width="3.44cm" svg:height="0.683cm" svg:x="1.822cm" svg:y="8.595cm">
          <draw:text-box>
            <text:p><text:span text:style-name="T8">defined variables</text:span></text:p>
          </draw:text-box>
        </draw:frame>
        <draw:frame draw:style-name="gr62" draw:text-style-name="P12" draw:layer="layout" svg:width="1.907cm" svg:height="0.662cm" svg:x="5.802cm" svg:y="9.692cm">
          <draw:text-box>
            <text:p><text:span text:style-name="T9">methods</text:span></text:p>
          </draw:text-box>
        </draw:frame>
        <draw:frame draw:style-name="gr65" draw:text-style-name="P11" draw:layer="layout" svg:width="5.252cm" svg:height="0.962cm" svg:x="1.78cm" svg:y="7.975cm">
          <draw:text-box>
            <text:p><text:span text:style-name="T10">Countingprocess</text:span></text:p>
          </draw:text-box>
        </draw:frame>
        <draw:custom-shape draw:style-name="gr66" draw:text-style-name="P4" draw:layer="layout" svg:width="2.202cm" svg:height="1.588cm" svg:x="2.21cm" svg:y="6.14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3.81cm" svg:height="1.588cm" svg:x="2.11cm" svg:y="12.84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3.81cm" svg:height="1.588cm" svg:x="7.21cm" svg:y="12.842cm">
          <text:p/>
          <draw:enhanced-geometry svg:viewBox="0 0 21600 21600" draw:type="rectangle" draw:enhanced-path="M 0 0 L 21600 0 21600 21600 0 21600 0 0 Z N"/>
        </draw:custom-shape>
        <draw:frame draw:style-name="gr68" draw:text-style-name="P11" draw:layer="layout" svg:width="2.073cm" svg:height="0.662cm" svg:x="1.955cm" svg:y="5.634cm">
          <draw:text-box>
            <text:p><text:span text:style-name="T9">Graphical</text:span></text:p>
          </draw:text-box>
        </draw:frame>
        <draw:frame draw:style-name="gr69" draw:text-style-name="P11" draw:layer="layout" svg:width="1.378cm" svg:height="0.662cm" svg:x="5.598cm" svg:y="5.625cm">
          <draw:text-box>
            <text:p><text:span text:style-name="T9">Table</text:span></text:p>
          </draw:text-box>
        </draw:frame>
        <draw:frame draw:style-name="gr68" draw:text-style-name="P11" draw:layer="layout" svg:width="2.073cm" svg:height="0.662cm" svg:x="1.898cm" svg:y="12.166cm">
          <draw:text-box>
            <text:p><text:span text:style-name="T9">Graphical</text:span></text:p>
          </draw:text-box>
        </draw:frame>
        <draw:frame draw:style-name="gr69" draw:text-style-name="P11" draw:layer="layout" svg:width="1.378cm" svg:height="0.662cm" svg:x="6.999cm" svg:y="12.166cm">
          <draw:text-box>
            <text:p><text:span text:style-name="T9">Table</text:span></text:p>
          </draw:text-box>
        </draw:frame>
        <draw:line draw:style-name="gr46" draw:text-style-name="P9" draw:layer="layout" svg:x1="2.31cm" svg:y1="6.995cm" svg:x2="4.512cm" svg:y2="6.995cm">
          <text:p/>
        </draw:line>
        <draw:custom-shape draw:style-name="gr66" draw:text-style-name="P4" draw:layer="layout" svg:width="2.202cm" svg:height="1.588cm" svg:x="5.91cm" svg:y="6.142cm">
          <text:p/>
          <draw:enhanced-geometry svg:viewBox="0 0 21600 21600" draw:type="rectangle" draw:enhanced-path="M 0 0 L 21600 0 21600 21600 0 21600 0 0 Z N"/>
        </draw:custom-shape>
        <draw:line draw:style-name="gr46" draw:text-style-name="P9" draw:layer="layout" svg:x1="5.91cm" svg:y1="6.995cm" svg:x2="8.112cm" svg:y2="6.995cm">
          <text:p/>
        </draw:line>
        <draw:frame draw:style-name="gr70" draw:text-style-name="P11" draw:layer="layout" svg:width="3.089cm" svg:height="1.895cm" svg:x="5.956cm" svg:y="10.334cm">
          <draw:text-box>
            <text:p><text:span text:style-name="T9">Sortpre</text:span></text:p>
            <text:p><text:span text:style-name="T9">Standardform</text:span></text:p>
            <text:p><text:span text:style-name="T9">Hybridform</text:span></text:p>
            <text:p><text:span text:style-name="T9">Opposition form</text:span></text:p>
          </draw:text-box>
        </draw:frame>
        <draw:frame draw:style-name="gr71" draw:text-style-name="P13" draw:layer="layout" svg:width="3.419cm" svg:height="0.963cm" svg:x="6.188cm" svg:y="3.723cm">
          <draw:text-box>
            <text:p><text:span text:style-name="T11">realizedgp</text:span></text:p>
          </draw:text-box>
        </draw:frame>
        <draw:frame draw:style-name="gr72" draw:text-style-name="P14" draw:layer="layout" svg:width="1.044cm" svg:height="0.947cm" svg:x="2.283cm" svg:y="13.253cm">
          <draw:text-box>
            <text:p><text:span text:style-name="T12">Sortplot</text:span></text:p>
            <text:p><text:span text:style-name="T12">Zplot</text:span></text:p>
            <text:p><text:span text:style-name="T12">Resplot</text:span></text:p>
            <text:p><text:span text:style-name="T12">trplot</text:span></text:p>
          </draw:text-box>
        </draw:frame>
        <draw:custom-shape draw:style-name="gr64" draw:text-style-name="P4" draw:layer="layout" svg:width="12.065cm" svg:height="3.493cm" svg:x="2.054cm" svg:y="15.59cm">
          <text:p/>
          <draw:enhanced-geometry svg:viewBox="0 0 21600 21600" draw:type="rectangle" draw:enhanced-path="M 0 0 L 21600 0 21600 21600 0 21600 0 0 Z N"/>
        </draw:custom-shape>
        <draw:line draw:style-name="gr41" draw:text-style-name="P9" draw:layer="layout" svg:x1="2.129cm" svg:y1="17.263cm" svg:x2="13.877cm" svg:y2="17.263cm">
          <text:p/>
        </draw:line>
        <draw:line draw:style-name="gr41" draw:text-style-name="P9" draw:layer="layout" svg:x1="6.022cm" svg:y1="17.263cm" svg:x2="6.022cm" svg:y2="19.168cm">
          <text:p/>
        </draw:line>
        <draw:frame draw:style-name="gr60" draw:text-style-name="P11" draw:layer="layout" svg:width="1.819cm" svg:height="0.683cm" svg:x="1.898cm" svg:y="16.605cm">
          <draw:text-box>
            <text:p><text:span text:style-name="T8">Initalize</text:span></text:p>
          </draw:text-box>
        </draw:frame>
        <draw:frame draw:style-name="gr61" draw:text-style-name="P11" draw:layer="layout" svg:width="3.44cm" svg:height="0.683cm" svg:x="1.824cm" svg:y="15.508cm">
          <draw:text-box>
            <text:p><text:span text:style-name="T8">defined variables</text:span></text:p>
          </draw:text-box>
        </draw:frame>
        <draw:frame draw:style-name="gr62" draw:text-style-name="P12" draw:layer="layout" svg:width="1.907cm" svg:height="0.662cm" svg:x="5.804cm" svg:y="16.605cm">
          <draw:text-box>
            <text:p><text:span text:style-name="T9">methods</text:span></text:p>
          </draw:text-box>
        </draw:frame>
        <draw:frame draw:style-name="gr73" draw:text-style-name="P11" draw:layer="layout" svg:width="5.925cm" svg:height="0.962cm" svg:x="1.782cm" svg:y="14.888cm">
          <draw:text-box>
            <text:p><text:span text:style-name="T10">Estimation analysis</text:span></text:p>
          </draw:text-box>
        </draw:frame>
        <draw:frame draw:style-name="gr68" draw:text-style-name="P11" draw:layer="layout" svg:width="2.073cm" svg:height="0.662cm" svg:x="6.158cm" svg:y="17.447cm">
          <draw:text-box>
            <text:p><text:span text:style-name="T9">sortpre</text:span></text:p>
          </draw:text-box>
        </draw:frame>
        <draw:frame draw:style-name="gr68" draw:text-style-name="P11" draw:layer="layout" svg:width="2.073cm" svg:height="0.662cm" svg:x="2cm" svg:y="19.266cm">
          <draw:text-box>
            <text:p><text:span text:style-name="T9">Graphical</text:span></text:p>
          </draw:text-box>
        </draw:frame>
        <draw:frame draw:style-name="gr69" draw:text-style-name="P11" draw:layer="layout" svg:width="1.378cm" svg:height="0.662cm" svg:x="7cm" svg:y="19.366cm">
          <draw:text-box>
            <text:p><text:span text:style-name="T9">Table</text:span></text:p>
          </draw:text-box>
        </draw:frame>
        <draw:custom-shape draw:style-name="gr67" draw:text-style-name="P4" draw:layer="layout" svg:width="3.81cm" svg:height="1.588cm" svg:x="2.01cm" svg:y="20.14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3.81cm" svg:height="1.588cm" svg:x="7.11cm" svg:y="20.142cm">
          <text:p/>
          <draw:enhanced-geometry svg:viewBox="0 0 21600 21600" draw:type="rectangle" draw:enhanced-path="M 0 0 L 21600 0 21600 21600 0 21600 0 0 Z N"/>
        </draw:custom-shape>
        <draw:frame draw:style-name="gr72" draw:text-style-name="P14" draw:layer="layout" svg:width="1.044cm" svg:height="0.947cm" svg:x="2.183cm" svg:y="20.553cm">
          <draw:text-box>
            <text:p><text:span text:style-name="T12">Sortplot</text:span></text:p>
            <text:p><text:span text:style-name="T12">Zplot</text:span></text:p>
            <text:p><text:span text:style-name="T12">Resplot</text:span></text:p>
            <text:p><text:span text:style-name="T12">trplot</text:span></text:p>
          </draw:text-box>
        </draw:frame>
      </draw:page>
      <draw:page draw:name="Chapter 1:_" draw:style-name="dp1" draw:master-page-name="Default">
        <office:forms form:automatic-focus="false" form:apply-design-mode="false"/>
        <draw:frame draw:style-name="gr11" draw:text-style-name="P4" draw:layer="layout" svg:width="3.016cm" svg:height="0.513cm" svg:x="9.298cm" svg:y="0.427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74" draw:text-style-name="P5" draw:layer="layout" svg:x1="0.9cm" svg:y1="13.652cm" svg:x2="20.267cm" svg:y2="13.63cm">
          <text:p/>
        </draw:line>
        <draw:frame draw:style-name="gr75" draw:text-style-name="P11" draw:layer="layout" svg:width="2.09cm" svg:height="0.962cm" svg:x="1.035cm" svg:y="1.035cm">
          <draw:text-box>
            <text:p><text:span text:style-name="T10">Static</text:span></text:p>
          </draw:text-box>
        </draw:frame>
        <draw:frame draw:style-name="gr76" draw:text-style-name="P11" draw:layer="layout" svg:width="2.966cm" svg:height="0.962cm" svg:x="1.017cm" svg:y="13.635cm">
          <draw:text-box>
            <text:p><text:span text:style-name="T10">Dynami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afafa" draw:marker-start-width="0.2cm" draw:marker-start-center="false" draw:marker-end-width="0.2cm" draw:marker-end-center="false" draw:fill="solid" draw:fill-color="#bababa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1cm" svg:stroke-color="#000000" draw:marker-start-width="0.279cm" draw:marker-end-width="0.279cm" draw:fill="solid" draw:fill-color="#007ff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4T14:01:16.280802095</meta:creation-date>
    <dc:date>2022-07-02T23:29:46.065524653</dc:date>
    <meta:editing-duration>P1DT9H48M28S</meta:editing-duration>
    <meta:editing-cycles>140</meta:editing-cycles>
    <meta:generator>LibreOffice/7.3.3.2$Linux_X86_64 LibreOffice_project/30$Build-2</meta:generator>
    <meta:document-statistic meta:object-count="204"/>
  </office:meta>
</office:document-meta>
</file>

<file path=Object 1/content.xml><?xml version="1.0" encoding="utf-8"?>
<math xmlns="http://www.w3.org/1998/Math/MathML" display="block"/>
</file>

<file path=Object 12/content.xml><?xml version="1.0" encoding="utf-8"?>
<math xmlns="http://www.w3.org/1998/Math/MathML" display="block">
  <semantics>
    <mi mathvariant="italic">population</mi>
    <annotation encoding="StarMath 5.0">population</annotation>
  </semantics>
</math>
</file>

<file path=Object 13/content.xml><?xml version="1.0" encoding="utf-8"?>
<math xmlns="http://www.w3.org/1998/Math/MathML" display="block">
  <semantics>
    <mrow>
      <mi mathvariant="italic">registered</mi>
      <mi mathvariant="italic">voters</mi>
    </mrow>
    <annotation encoding="StarMath 5.0">registered voters</annotation>
  </semantics>
</math>
</file>

<file path=Object 14/content.xml><?xml version="1.0" encoding="utf-8"?>
<math xmlns="http://www.w3.org/1998/Math/MathML" display="block">
  <semantics>
    <mi mathvariant="italic">voted</mi>
    <annotation encoding="StarMath 5.0">voted</annotation>
  </semantics>
</math>
</file>

<file path=Object 15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f</mi>
            </mrow>
            <mrow>
              <mo fence="true" form="prefix" stretchy="false">(</mo>
              <mrow>
                <mrow>
                  <mover accent="true">
                    <mi>α</mi>
                    <mo>¯</mo>
                  </mover>
                  <mi>,</mi>
                  <msup>
                    <mi>x</mi>
                    <mi>e</mi>
                  </msup>
                </mrow>
              </mrow>
              <mo fence="true" form="postfix" stretchy="false">)</mo>
            </mrow>
            <mi>o</mi>
            <mi>r</mi>
          </mrow>
        </mtd>
      </mtr>
      <mtr>
        <mtd>
          <mrow>
            <mrow>
              <mi>g</mi>
              <mo stretchy="false">=</mo>
              <mi>f</mi>
            </mrow>
            <mrow>
              <mo fence="true" form="prefix" stretchy="false">(</mo>
              <mrow>
                <mrow>
                  <mover accent="true">
                    <mi>α</mi>
                    <mo>¯</mo>
                  </mover>
                  <mi>,</mi>
                  <msup>
                    <mi>h</mi>
                    <mi>e</mi>
                  </msup>
                </mrow>
              </mrow>
              <mo fence="true" form="postfix" stretchy="false">)</mo>
            </mrow>
          </mrow>
        </mtd>
      </mtr>
    </mtable>
    <annotation encoding="StarMath 5.0">y=f(overline{%alpha},x^{e}) o r newline
g=f(overline{%alpha},h^{e})</annotation>
  </semantics>
</math>
</file>

<file path=Object 16/content.xml><?xml version="1.0" encoding="utf-8"?>
<math xmlns="http://www.w3.org/1998/Math/MathML" display="block"/>
</file>

<file path=Object 17/content.xml><?xml version="1.0" encoding="utf-8"?>
<math xmlns="http://www.w3.org/1998/Math/MathML" display="block">
  <semantics>
    <mi>x</mi>
    <annotation encoding="StarMath 5.0">x
</annotation>
  </semantics>
</math>
</file>

<file path=Object 18/content.xml><?xml version="1.0" encoding="utf-8"?>
<math xmlns="http://www.w3.org/1998/Math/MathML" display="block">
  <semantics>
    <mi>y</mi>
    <annotation encoding="StarMath 5.0">y</annotation>
  </semantics>
</math>
</file>

<file path=Object 19/content.xml><?xml version="1.0" encoding="utf-8"?>
<math xmlns="http://www.w3.org/1998/Math/MathML" display="block">
  <semantics>
    <mi>x</mi>
    <annotation encoding="StarMath 5.0">x
</annotation>
  </semantics>
</math>
</file>

<file path=Object 2/content.xml><?xml version="1.0" encoding="utf-8"?>
<math xmlns="http://www.w3.org/1998/Math/MathML" display="block">
  <semantics>
    <mtable>
      <mtr>
        <mtd>
          <mrow>
            <mi mathvariant="italic">INTEGERS</mi>
            <mi mathvariant="normal">:</mi>
          </mrow>
        </mtd>
      </mtr>
      <mtr>
        <mtd>
          <mrow>
            <mrow>
              <mi>a</mi>
              <mo stretchy="false">=</mo>
              <mi mathvariant="italic">Trump</mi>
            </mrow>
            <mrow>
              <mo fence="true" form="prefix" stretchy="false">(</mo>
              <mrow>
                <mi mathvariant="italic">EDV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 mathvariant="italic">Biden</mi>
            </mrow>
            <mrow>
              <mo fence="true" form="prefix" stretchy="false">(</mo>
              <mrow>
                <mi mathvariant="italic">EDV</mi>
              </mrow>
              <mo fence="true" form="postfix" stretchy="false">)</mo>
            </mrow>
          </mrow>
        </mtd>
      </mtr>
      <mtr>
        <mtd>
          <mrow>
            <mrow>
              <mi>c</mi>
              <mo stretchy="false">=</mo>
              <mi mathvariant="italic">Trump</mi>
            </mrow>
            <mrow>
              <mo fence="true" form="prefix" stretchy="false">(</mo>
              <mrow>
                <mi mathvariant="italic">MIV</mi>
              </mrow>
              <mo fence="true" form="postfix" stretchy="false">)</mo>
            </mrow>
          </mrow>
        </mtd>
      </mtr>
      <mtr>
        <mtd>
          <mrow>
            <mrow>
              <mi>d</mi>
              <mo stretchy="false">=</mo>
              <mi mathvariant="italic">Biden</mi>
            </mrow>
            <mrow>
              <mo fence="true" form="prefix" stretchy="false">(</mo>
              <mrow>
                <mi mathvariant="italic">MIV</mi>
              </mrow>
              <mo fence="true" form="postfix" stretchy="false">)</mo>
            </mrow>
          </mrow>
        </mtd>
      </mtr>
    </mtable>
    <annotation encoding="StarMath 5.0">INTEGERS: newline
a= Trump (EDV) newline 
b= Biden (EDV) newline
c= Trump (MIV) newline
d= Biden (MIV) newline
</annotation>
  </semantics>
</math>
</file>

<file path=Object 20/content.xml><?xml version="1.0" encoding="utf-8"?>
<math xmlns="http://www.w3.org/1998/Math/MathML" display="block">
  <semantics>
    <mover accent="true">
      <mi>α</mi>
      <mo>¯</mo>
    </mover>
    <annotation encoding="StarMath 5.0">overline{%alpha}</annotation>
  </semantics>
</math>
</file>

<file path=Object 21/content.xml><?xml version="1.0" encoding="utf-8"?>
<math xmlns="http://www.w3.org/1998/Math/MathML" display="block">
  <semantics>
    <mi mathvariant="normal">Ζ</mi>
    <annotation encoding="StarMath 5.0">%ZETA</annotation>
  </semantics>
</math>
</file>

<file path=Object 22/content.xml><?xml version="1.0" encoding="utf-8"?>
<math xmlns="http://www.w3.org/1998/Math/MathML" display="block">
  <semantics>
    <mi mathvariant="normal">Ζ</mi>
    <annotation encoding="StarMath 5.0">%ZETA</annotation>
  </semantics>
</math>
</file>

<file path=Object 23/content.xml><?xml version="1.0" encoding="utf-8"?>
<math xmlns="http://www.w3.org/1998/Math/MathML" display="block">
  <semantics>
    <mover accent="true">
      <mi>α</mi>
      <mo>¯</mo>
    </mover>
    <annotation encoding="StarMath 5.0">overline{%alpha}</annotation>
  </semantics>
</math>
</file>

<file path=Object 24/content.xml><?xml version="1.0" encoding="utf-8"?>
<math xmlns="http://www.w3.org/1998/Math/MathML" display="block">
  <semantics>
    <mrow>
      <mover accent="true">
        <mi>α</mi>
        <mo>¯</mo>
      </mover>
      <mi>o</mi>
      <mi>r</mi>
      <mover accent="true">
        <mi>λ</mi>
        <mo>¯</mo>
      </mover>
    </mrow>
    <annotation encoding="StarMath 5.0">overline{%alpha}  o r overline{%lambda}</annotation>
  </semantics>
</math>
</file>

<file path=Object 25/content.xml><?xml version="1.0" encoding="utf-8"?>
<math xmlns="http://www.w3.org/1998/Math/MathML" display="block"/>
</file>

<file path=Object 26/content.xml><?xml version="1.0" encoding="utf-8"?>
<math xmlns="http://www.w3.org/1998/Math/MathML" display="block">
  <semantics>
    <mtable>
      <mtr>
        <mtd>
          <mrow>
            <mi mathvariant="italic">Standard</mi>
            <mrow>
              <mi mathvariant="italic">form</mi>
              <mo stretchy="false">=</mo>
              <mover accent="true">
                <mi>α</mi>
                <mo>¯</mo>
              </mover>
            </mrow>
          </mrow>
        </mtd>
      </mtr>
      <mtr>
        <mtd>
          <mrow>
            <mi mathvariant="italic">Hybrid</mi>
            <mrow>
              <mi mathvariant="italic">form</mi>
              <mo stretchy="false">=</mo>
              <mover accent="true">
                <mi>g</mi>
                <mo>¯</mo>
              </mover>
            </mrow>
          </mrow>
        </mtd>
      </mtr>
      <mtr>
        <mtd>
          <mrow>
            <mi mathvariant="italic">Opposition</mi>
            <mrow>
              <mi mathvariant="italic">form</mi>
              <mo stretchy="false">=</mo>
              <mover accent="true">
                <mi>n</mi>
                <mo>¯</mo>
              </mover>
            </mrow>
          </mrow>
        </mtd>
      </mtr>
    </mtable>
    <annotation encoding="StarMath 5.0">Standard form = overline{%alpha} newline
Hybrid form= overline{g} newline
Opposition form = overline{n} </annotation>
  </semantics>
</math>
</file>

<file path=Object 27/content.xml><?xml version="1.0" encoding="utf-8"?>
<math xmlns="http://www.w3.org/1998/Math/MathML" display="block">
  <semantics>
    <mrow>
      <mi>y</mi>
      <mo stretchy="false">=</mo>
      <mrow>
        <mi>λ</mi>
        <mo stretchy="false">−</mo>
        <mfrac>
          <mrow>
            <mn>1</mn>
            <mo stretchy="false">−</mo>
            <mi>x</mi>
            <mo stretchy="false">−</mo>
            <mi>λ</mi>
          </mrow>
          <mi>ζ</mi>
        </mfrac>
      </mrow>
    </mrow>
    <annotation encoding="StarMath 5.0">y = %lambda - {1-x-%lambda} over {%zeta}</annotation>
  </semantics>
</math>
</file>

<file path=Object 28/content.xml><?xml version="1.0" encoding="utf-8"?>
<math xmlns="http://www.w3.org/1998/Math/MathML" display="block">
  <semantics>
    <mrow>
      <mover accent="true">
        <mi>α</mi>
        <mo>¯</mo>
      </mover>
      <mrow>
        <mo fence="true" form="prefix" stretchy="false">(</mo>
        <mrow>
          <mi mathvariant="italic">polynominal</mi>
        </mrow>
        <mo fence="true" form="postfix" stretchy="false">)</mo>
      </mrow>
    </mrow>
    <annotation encoding="StarMath 5.0">overline{%alpha} (polynominal)</annotation>
  </semantics>
</math>
</file>

<file path=Object 29/content.xml><?xml version="1.0" encoding="utf-8"?>
<math xmlns="http://www.w3.org/1998/Math/MathML" display="block">
  <semantics>
    <mtable>
      <mtr>
        <mtd>
          <mrow>
            <mn>3</mn>
            <mi mathvariant="italic">Predetermined</mi>
            <mi mathvariant="normal">:</mi>
          </mrow>
        </mtd>
      </mtr>
      <mtr>
        <mtd>
          <mi>x</mi>
        </mtd>
      </mtr>
      <mtr>
        <mtd>
          <mi>λ</mi>
        </mtd>
      </mtr>
      <mtr>
        <mtd>
          <mi>ζ</mi>
        </mtd>
      </mtr>
      <mtr>
        <mtd>
          <mrow>
            <mn>2</mn>
            <mi mathvariant="italic">Endogenous</mi>
            <mi mathvariant="normal">:</mi>
          </mrow>
        </mtd>
      </mtr>
      <mtr>
        <mtd>
          <mi>y</mi>
        </mtd>
      </mtr>
      <mtr>
        <mtd>
          <mi>α</mi>
        </mtd>
      </mtr>
    </mtable>
    <annotation encoding="StarMath 5.0">3 Predetermined: newline
x newline
%lambda newline
%zeta newline
2 Endogenous: newline
y newline
%alpha newline
</annotation>
  </semantics>
</math>
</file>

<file path=Object 3/content.xml><?xml version="1.0" encoding="utf-8"?>
<math xmlns="http://www.w3.org/1998/Math/MathML" display="block">
  <semantics>
    <mtable>
      <mtr>
        <mtd>
          <mrow>
            <mi mathvariant="italic">VOTING</mi>
            <mi mathvariant="italic">PERCENTAGES</mi>
            <mi mathvariant="normal">:</mi>
          </mrow>
        </mtd>
      </mtr>
      <mtr>
        <mtd>
          <mrow>
            <mi>x</mi>
            <mo stretchy="false">=</mo>
            <mfrac>
              <mi>a</mi>
              <mrow>
                <mi>a</mi>
                <mo stretchy="false">+</mo>
                <mi>b</mi>
              </mrow>
            </mfrac>
          </mrow>
        </mtd>
      </mtr>
      <mtr>
        <mtd>
          <mrow>
            <mi>y</mi>
            <mo stretchy="false">=</mo>
            <mfrac>
              <mi>c</mi>
              <mrow>
                <mi>c</mi>
                <mo stretchy="false">+</mo>
                <mi>d</mi>
              </mrow>
            </mfrac>
          </mrow>
        </mtd>
      </mtr>
      <mtr>
        <mtd>
          <mrow>
            <mi>α</mi>
            <mo stretchy="false">=</mo>
            <mfrac>
              <mrow>
                <mi>a</mi>
                <mo stretchy="false">+</mo>
                <mi>c</mi>
              </mrow>
              <mrow>
                <mi>a</mi>
                <mo stretchy="false">+</mo>
                <mi>b</mi>
                <mo stretchy="false">+</mo>
                <mi>c</mi>
                <mo stretchy="false">+</mo>
                <mi>d</mi>
              </mrow>
            </mfrac>
          </mrow>
        </mtd>
      </mtr>
      <mtr>
        <mtd>
          <mrow>
            <mi>ζ</mi>
            <mo stretchy="false">=</mo>
            <mfrac>
              <mrow>
                <mi>c</mi>
                <mo stretchy="false">+</mo>
                <mi>d</mi>
              </mrow>
              <mrow>
                <mi>a</mi>
                <mo stretchy="false">+</mo>
                <mi>b</mi>
              </mrow>
            </mfrac>
          </mrow>
        </mtd>
      </mtr>
    </mtable>
    <annotation encoding="StarMath 5.0">VOTING PERCENTAGES: newline
x = {a} over {a+b}  newline
y = {c} over {c+d} newline
%alpha = {a+c} over {a+b+c+d} newline 
%zeta = {c+d} over {a+b} 
</annotation>
  </semantics>
</math>
</file>

<file path=Object 30/content.xml><?xml version="1.0" encoding="utf-8"?>
<math xmlns="http://www.w3.org/1998/Math/MathML" display="block">
  <semantics>
    <mtable>
      <mtr>
        <mtd>
          <mrow>
            <mn>3</mn>
            <mi mathvariant="italic">Predetermined</mi>
            <mi mathvariant="normal">:</mi>
          </mrow>
        </mtd>
      </mtr>
      <mtr>
        <mtd>
          <mi>n</mi>
        </mtd>
      </mtr>
      <mtr>
        <mtd>
          <mi>λ</mi>
        </mtd>
      </mtr>
      <mtr>
        <mtd>
          <mrow>
            <mn>2</mn>
            <mi mathvariant="italic">Endogenous</mi>
            <mi mathvariant="normal">:</mi>
          </mrow>
        </mtd>
      </mtr>
      <mtr>
        <mtd>
          <mi>α</mi>
        </mtd>
      </mtr>
      <mtr>
        <mtd>
          <mi>m</mi>
        </mtd>
      </mtr>
    </mtable>
    <annotation encoding="StarMath 5.0">3 Predetermined: newline
n newline
%lambda newline
2 Endogenous: newline
%alpha newline
m newline

</annotation>
  </semantics>
</math>
</file>

<file path=Object 31/content.xml><?xml version="1.0" encoding="utf-8"?>
<math xmlns="http://www.w3.org/1998/Math/MathML" display="block"/>
</file>

<file path=Object 32/content.xml><?xml version="1.0" encoding="utf-8"?>
<math xmlns="http://www.w3.org/1998/Math/MathML" display="block">
  <semantics>
    <mtable>
      <mtr>
        <mtd>
          <mrow>
            <mn>3</mn>
            <mi mathvariant="italic">Predetermined</mi>
            <mi mathvariant="normal">:</mi>
          </mrow>
        </mtd>
      </mtr>
      <mtr>
        <mtd>
          <mi>x</mi>
        </mtd>
      </mtr>
      <mtr>
        <mtd>
          <mi>α</mi>
        </mtd>
      </mtr>
      <mtr>
        <mtd>
          <mi>ζ</mi>
        </mtd>
      </mtr>
      <mtr>
        <mtd>
          <mrow>
            <mn>2</mn>
            <mi mathvariant="italic">Endogenous</mi>
            <mi mathvariant="normal">:</mi>
          </mrow>
        </mtd>
      </mtr>
      <mtr>
        <mtd>
          <mi>y</mi>
        </mtd>
      </mtr>
      <mtr>
        <mtd>
          <mi>λ</mi>
        </mtd>
      </mtr>
    </mtable>
    <annotation encoding="StarMath 5.0">3 Predetermined: newline
x newline
%alpha newline
%zeta newline
2 Endogenous: newline
y newline
%lambda newline
</annotation>
  </semantics>
</math>
</file>

<file path=Object 33/content.xml><?xml version="1.0" encoding="utf-8"?>
<math xmlns="http://www.w3.org/1998/Math/MathML" display="block">
  <semantics>
    <mtable>
      <mtr>
        <mtd>
          <mrow>
            <mn>3</mn>
            <mi mathvariant="italic">Predetermined</mi>
            <mi mathvariant="normal">:</mi>
          </mrow>
        </mtd>
      </mtr>
      <mtr>
        <mtd>
          <mi>x</mi>
        </mtd>
      </mtr>
      <mtr>
        <mtd>
          <mi>λ</mi>
        </mtd>
      </mtr>
      <mtr>
        <mtd>
          <mi>ζ</mi>
        </mtd>
      </mtr>
      <mtr>
        <mtd>
          <mrow>
            <mn>2</mn>
            <mi mathvariant="italic">Endogenous</mi>
            <mi mathvariant="normal">:</mi>
          </mrow>
        </mtd>
      </mtr>
      <mtr>
        <mtd>
          <mi>y</mi>
        </mtd>
      </mtr>
      <mtr>
        <mtd>
          <mi>α</mi>
        </mtd>
      </mtr>
    </mtable>
    <annotation encoding="StarMath 5.0">3 Predetermined: newline
x newline
%lambda newline
%zeta newline
2 Endogenous: newline
y newline
%alpha newline
</annotation>
  </semantics>
</math>
</file>

<file path=Object 34/content.xml><?xml version="1.0" encoding="utf-8"?>
<math xmlns="http://www.w3.org/1998/Math/MathML" display="block">
  <semantics>
    <mtable>
      <mtr>
        <mtd>
          <mrow>
            <mn>3</mn>
            <mi mathvariant="italic">Predetermined</mi>
            <mi mathvariant="normal">:</mi>
          </mrow>
        </mtd>
      </mtr>
      <mtr>
        <mtd>
          <mi>n</mi>
        </mtd>
      </mtr>
      <mtr>
        <mtd>
          <mi>λ</mi>
        </mtd>
      </mtr>
      <mtr>
        <mtd>
          <mrow>
            <mn>2</mn>
            <mi mathvariant="italic">Endogenous</mi>
            <mi mathvariant="normal">:</mi>
          </mrow>
        </mtd>
      </mtr>
      <mtr>
        <mtd>
          <mi>α</mi>
        </mtd>
      </mtr>
      <mtr>
        <mtd>
          <mi>m</mi>
        </mtd>
      </mtr>
    </mtable>
    <annotation encoding="StarMath 5.0">3 Predetermined: newline
n newline
%lambda newline
2 Endogenous: newline
%alpha newline
m newline

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i>y</mi>
    <annotation encoding="StarMath 5.0">y</annotation>
  </semantics>
</math>
</file>

<file path=Object 6/content.xml><?xml version="1.0" encoding="utf-8"?>
<math xmlns="http://www.w3.org/1998/Math/MathML" display="block">
  <semantics>
    <mtable>
      <mtr>
        <mtd>
          <mrow>
            <mi mathvariant="italic">IDENTITIES</mi>
            <mi mathvariant="normal">:</mi>
          </mrow>
        </mtd>
      </mtr>
      <mtr>
        <mtd>
          <mrow>
            <mrow>
              <mi>α</mi>
              <mo stretchy="false">=</mo>
              <mfrac>
                <mrow>
                  <mi>a</mi>
                  <mo stretchy="false">+</mo>
                  <mi>c</mi>
                </mrow>
                <mrow>
                  <mi>a</mi>
                  <mo stretchy="false">+</mo>
                  <mi>b</mi>
                  <mo stretchy="false">+</mo>
                  <mi>c</mi>
                  <mo stretchy="false">+</mo>
                  <mi>d</mi>
                </mrow>
              </mfrac>
              <mo stretchy="false">=</mo>
              <mi mathvariant="normal">Ω</mi>
            </mrow>
            <mrow>
              <mi>x</mi>
              <mo stretchy="false">+</mo>
              <mrow>
                <mo fence="true" form="prefix" stretchy="false">(</mo>
                <mrow>
                  <mrow>
                    <mn>1</mn>
                    <mo stretchy="false">−</mo>
                    <mi mathvariant="normal">Ω</mi>
                  </mrow>
                </mrow>
                <mo fence="true" form="postfix" stretchy="false">)</mo>
              </mrow>
            </mrow>
            <mrow>
              <mi>y</mi>
              <mo stretchy="false">=</mo>
              <mfrac>
                <mrow>
                  <mrow>
                    <mi>x</mi>
                    <mo stretchy="false">+</mo>
                    <mi>ζ</mi>
                  </mrow>
                  <mi>y</mi>
                </mrow>
                <mrow>
                  <mi>ζ</mi>
                  <mo stretchy="false">+</mo>
                  <mn>1</mn>
                </mrow>
              </mfrac>
              <mo stretchy="false">=</mo>
              <mfrac>
                <mrow>
                  <mrow>
                    <mi>g</mi>
                    <mo stretchy="false">+</mo>
                    <mi mathvariant="normal">Γ</mi>
                  </mrow>
                  <mi>h</mi>
                </mrow>
                <mrow>
                  <mi mathvariant="normal">Γ</mi>
                  <mo stretchy="false">+</mo>
                  <mn>1</mn>
                </mrow>
              </mfrac>
              <mo stretchy="false">=</mo>
              <mfrac>
                <mn>1</mn>
                <mrow>
                  <mi>ξ</mi>
                  <mo stretchy="false">+</mo>
                  <mn>1</mn>
                </mrow>
              </mfrac>
            </mrow>
          </mrow>
        </mtd>
      </mtr>
      <mtr>
        <mtd>
          <mrow>
            <mi>λ</mi>
            <mo stretchy="false">=</mo>
            <mfrac>
              <mrow>
                <mi>a</mi>
                <mo stretchy="false">+</mo>
                <mi>d</mi>
              </mrow>
              <mrow>
                <mi>a</mi>
                <mo stretchy="false">+</mo>
                <mi>b</mi>
                <mo stretchy="false">+</mo>
                <mi>c</mi>
                <mo stretchy="false">+</mo>
                <mi>d</mi>
              </mrow>
            </mfrac>
            <mo stretchy="false">=</mo>
            <mfrac>
              <mrow>
                <mrow>
                  <mi>x</mi>
                  <mo stretchy="false">+</mo>
                  <mi>ζ</mi>
                </mrow>
                <mrow>
                  <mo fence="true" form="prefix" stretchy="false">(</mo>
                  <mrow>
                    <mrow>
                      <mn>1</mn>
                      <mo stretchy="false">−</mo>
                      <mi>y</mi>
                    </mrow>
                  </mrow>
                  <mo fence="true" form="postfix" stretchy="false">)</mo>
                </mrow>
              </mrow>
              <mrow>
                <mi>ζ</mi>
                <mo stretchy="false">+</mo>
                <mn>1</mn>
              </mrow>
            </mfrac>
            <mo stretchy="false">=</mo>
            <mfrac>
              <mn>1</mn>
              <mrow>
                <mi mathvariant="normal">Γ</mi>
                <mo stretchy="false">+</mo>
                <mn>1</mn>
              </mrow>
            </mfrac>
            <mo stretchy="false">=</mo>
            <mfrac>
              <mrow>
                <mrow>
                  <mi>m</mi>
                  <mo stretchy="false">+</mo>
                  <mi>ξ</mi>
                </mrow>
                <mrow>
                  <mo fence="true" form="prefix" stretchy="false">(</mo>
                  <mrow>
                    <mrow>
                      <mn>1</mn>
                      <mo stretchy="false">−</mo>
                      <mi>n</mi>
                    </mrow>
                  </mrow>
                  <mo fence="true" form="postfix" stretchy="false">)</mo>
                </mrow>
              </mrow>
              <mrow>
                <mi>ξ</mi>
                <mo stretchy="false">+</mo>
                <mn>1</mn>
              </mrow>
            </mfrac>
          </mrow>
        </mtd>
      </mtr>
      <mtr>
        <mtd>
          <mrow>
            <mi mathvariant="normal">Ω</mi>
            <mo stretchy="false">=</mo>
            <mfrac>
              <mrow>
                <mi>a</mi>
                <mo stretchy="false">+</mo>
                <mi>b</mi>
              </mrow>
              <mrow>
                <mi>a</mi>
                <mo stretchy="false">+</mo>
                <mi>b</mi>
                <mo stretchy="false">+</mo>
                <mi>c</mi>
                <mo stretchy="false">+</mo>
                <mi>d</mi>
              </mrow>
            </mfrac>
            <mo stretchy="false">=</mo>
            <mfrac>
              <mn>1</mn>
              <mrow>
                <mi>ζ</mi>
                <mo stretchy="false">+</mo>
                <mn>1</mn>
              </mrow>
            </mfrac>
            <mo stretchy="false">=</mo>
            <mfrac>
              <mrow>
                <mrow>
                  <mi>g</mi>
                  <mo stretchy="false">+</mo>
                  <mi mathvariant="normal">Γ</mi>
                </mrow>
                <mrow>
                  <mo fence="true" form="prefix" stretchy="false">(</mo>
                  <mrow>
                    <mrow>
                      <mn>1</mn>
                      <mo stretchy="false">−</mo>
                      <mi>h</mi>
                    </mrow>
                  </mrow>
                  <mo fence="true" form="postfix" stretchy="false">)</mo>
                </mrow>
              </mrow>
              <mrow>
                <mi mathvariant="normal">Γ</mi>
                <mo stretchy="false">+</mo>
                <mn>1</mn>
              </mrow>
            </mfrac>
            <mo stretchy="false">=</mo>
            <mfrac>
              <mrow>
                <mrow>
                  <mi>m</mi>
                  <mo stretchy="false">+</mo>
                  <mi>ξ</mi>
                </mrow>
                <mi>n</mi>
              </mrow>
              <mrow>
                <mi>ξ</mi>
                <mo stretchy="false">+</mo>
                <mn>1</mn>
              </mrow>
            </mfrac>
          </mrow>
        </mtd>
      </mtr>
      <mtr>
        <mtd>
          <mrow>
            <mi>ζ</mi>
            <mo stretchy="false">=</mo>
            <mfrac>
              <mrow>
                <mi>c</mi>
                <mo stretchy="false">+</mo>
                <mi>d</mi>
              </mrow>
              <mrow>
                <mi>a</mi>
                <mo stretchy="false">+</mo>
                <mi>b</mi>
              </mrow>
            </mfrac>
            <mo stretchy="false">=</mo>
            <mfrac>
              <mrow>
                <mi>x</mi>
                <mo stretchy="false">−</mo>
                <mi>α</mi>
              </mrow>
              <mrow>
                <mi>α</mi>
                <mo stretchy="false">−</mo>
                <mi>y</mi>
              </mrow>
            </mfrac>
          </mrow>
        </mtd>
      </mtr>
      <mtr>
        <mtd>
          <mrow>
            <mi>ξ</mi>
            <mo stretchy="false">=</mo>
            <mfrac>
              <mrow>
                <mi>b</mi>
                <mo stretchy="false">+</mo>
                <mi>d</mi>
              </mrow>
              <mrow>
                <mi>a</mi>
                <mo stretchy="false">+</mo>
                <mi>c</mi>
              </mrow>
            </mfrac>
            <mo stretchy="false">=</mo>
            <mfrac>
              <mrow>
                <mi>m</mi>
                <mo stretchy="false">−</mo>
                <mi mathvariant="normal">Ω</mi>
              </mrow>
              <mrow>
                <mi mathvariant="normal">Ω</mi>
                <mo stretchy="false">−</mo>
                <mi>n</mi>
              </mrow>
            </mfrac>
            <mo stretchy="false">=</mo>
            <mfrac>
              <mrow>
                <mi>m</mi>
                <mo stretchy="false">−</mo>
                <mi>λ</mi>
              </mrow>
              <mrow>
                <mi>λ</mi>
                <mo stretchy="false">−</mo>
                <mrow>
                  <mo fence="true" form="prefix" stretchy="false">(</mo>
                  <mrow>
                    <mrow>
                      <mn>1</mn>
                      <mo stretchy="false">−</mo>
                      <mi>n</mi>
                    </mrow>
                  </mrow>
                  <mo fence="true" form="postfix" stretchy="false">)</mo>
                </mrow>
              </mrow>
            </mfrac>
          </mrow>
        </mtd>
      </mtr>
      <mtr>
        <mtd>
          <mrow>
            <mi mathvariant="normal">Γ</mi>
            <mo stretchy="false">=</mo>
            <mfrac>
              <mrow>
                <mi>b</mi>
                <mo stretchy="false">+</mo>
                <mi>c</mi>
              </mrow>
              <mrow>
                <mi>a</mi>
                <mo stretchy="false">+</mo>
                <mi>d</mi>
              </mrow>
            </mfrac>
          </mrow>
        </mtd>
      </mtr>
    </mtable>
    <annotation encoding="StarMath 5.0">IDENTITIES: newline
%alpha = {a+c} over {a+b+c+d} = %OMEGA x + (1-%OMEGA) y = {x+ %zeta y} over {%zeta+1} = {g+%GAMMA h} over {%GAMMA+1} ={1} over {%xi+1} newline 
%lambda = {a+d} over {a+b+c+d} = {x+ %zeta (1-y)} over {%zeta+1} = {1} over {%GAMMA+1} = {m+%xi (1-n)} over {%xi+1}  newline
%OMEGA = {a+b} over {a+b+c+d} = {1} over {%zeta+1} = {g+%GAMMA (1-h)} over {%GAMMA+1} ={m+%xi n} over {%xi+1} newline
%zeta = {c+d} over {a+b} = {x-%alpha} over {%alpha-y} newline
%xi = {b+d} over {a+c} = {m-%OMEGA} over {%OMEGA-n} = {m-%lambda} over {%lambda-(1-n)} newline
%GAMMA = {b+c} over {a+d} 
</annotation>
  </semantics>
</math>
</file>

<file path=Object 7/content.xml><?xml version="1.0" encoding="utf-8"?>
<math xmlns="http://www.w3.org/1998/Math/MathML" display="block">
  <semantics>
    <mi>α</mi>
    <annotation encoding="StarMath 5.0">%alpha</annotation>
  </semantics>
</math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>
  <semantics>
    <mtable>
      <mtr>
        <mtd>
          <mrow>
            <mn>3</mn>
            <mi mathvariant="italic">Predetermined</mi>
            <mi mathvariant="normal">:</mi>
          </mrow>
        </mtd>
      </mtr>
      <mtr>
        <mtd>
          <mi>x</mi>
        </mtd>
      </mtr>
      <mtr>
        <mtd>
          <mi>α</mi>
        </mtd>
      </mtr>
      <mtr>
        <mtd>
          <mi>ζ</mi>
        </mtd>
      </mtr>
      <mtr>
        <mtd>
          <mrow>
            <mn>2</mn>
            <mi mathvariant="italic">Endogenous</mi>
            <mi mathvariant="normal">:</mi>
          </mrow>
        </mtd>
      </mtr>
      <mtr>
        <mtd>
          <mi>y</mi>
        </mtd>
      </mtr>
      <mtr>
        <mtd>
          <mi>λ</mi>
        </mtd>
      </mtr>
    </mtable>
    <annotation encoding="StarMath 5.0">3 Predetermined: newline
x newline
%alpha newline
%zeta newline
2 Endogenous: newline
y newline
%lambda newline
</annotation>
  </semantics>
</math>
</file>